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2.8058333333333cm" style:use-optimal-column-width="true"/>
    </style:style>
    <style:style style:name="co2" style:family="table-column">
      <style:table-column-properties fo:break-before="auto" style:column-width="2.27541666666667cm" style:use-optimal-column-width="true"/>
    </style:style>
    <style:style style:name="co3" style:family="table-column">
      <style:table-column-properties fo:break-before="auto" style:column-width="2.778125cm" style:use-optimal-column-width="true"/>
    </style:style>
    <style:style style:name="co4" style:family="table-column">
      <style:table-column-properties fo:break-before="auto" style:column-width="3.94229166666667cm" style:use-optimal-column-width="true"/>
    </style:style>
    <style:style style:name="co5" style:family="table-column">
      <style:table-column-properties fo:break-before="auto" style:column-width="4.7625cm" style:use-optimal-column-width="true"/>
    </style:style>
    <style:style style:name="co6" style:family="table-column">
      <style:table-column-properties fo:break-before="auto" style:column-width="10.31875cm" style:use-optimal-column-width="true"/>
    </style:style>
    <style:style style:name="co7"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6" table:default-cell-style-name="ce1"/>
        <table:table-row table:style-name="ro1">
          <table:table-cell office:value-type="string" table:style-name="ce1">
            <table:cell-range-source table:name="Export-JRC-Data-Catalogue" table:last-column-spanned="8" table:last-row-spanned="144" xlink:href="/Users/vaccalo/Downloads/Export-JRC-Data-Catalogue.csv"/>
            <text:p>title</text:p>
          </table:table-cell>
          <table:table-cell office:value-type="string" table:style-name="ce1">
            <text:p>description</text:p>
          </table:table-cell>
          <table:table-cell office:value-type="string" table:style-name="ce1">
            <text:p>country</text:p>
          </table:table-cell>
          <table:table-cell office:value-type="string" table:style-name="ce1">
            <text:p>administrative level</text:p>
          </table:table-cell>
          <table:table-cell office:value-type="string" table:style-name="ce1">
            <text:p>url</text:p>
          </table:table-cell>
          <table:table-cell office:value-type="string" table:style-name="ce1">
            <text:p>AI type</text:p>
          </table:table-cell>
          <table:table-cell office:value-type="string" table:style-name="ce1">
            <text:p>COFOG first level</text:p>
          </table:table-cell>
          <table:table-cell office:value-type="string" table:style-name="ce1">
            <text:p>COFOG second level</text:p>
          </table:table-cell>
          <table:table-cell table:number-columns-repeated="16376"/>
        </table:table-row>
        <table:table-row table:style-name="ro1">
          <table:table-cell office:value-type="string" table:style-name="ce1">
            <text:p>Mona - Public chatbot on relevant questions for companies on the subject of the corona crisis and the economy</text:p>
          </table:table-cell>
          <table:table-cell office:value-type="string" table:style-name="ce1">
            <text:p>The new chatbot "Mona" is intended to cover all relevant questions for companies on the subject of the corona crisis and the economy. The service of the Federal Ministry for Digitization and Business Location (BMDW) is available online on the "Unternehmens Service Portal" (USP, Company service portal ) website and can also be used on mobile devices. The service can be found on the home page of the USP and is intended to provide companies with important information on essential points such as subsidies, labor law matters such as short-time work and teleworking in a simple way during these difficult times . On the one hand, users can ask freely formulated questions, on the other hand there is a classic information channel in which more detailed information is provided step by step on the three central topics of work, financial aspects and research at the click of a mouse.</text:p>
          </table:table-cell>
          <table:table-cell office:value-type="string" table:style-name="ce1">
            <text:p>Austria</text:p>
          </table:table-cell>
          <table:table-cell office:value-type="string" table:style-name="ce1">
            <text:p>National</text:p>
          </table:table-cell>
          <table:table-cell office:value-type="string" table:style-name="ce1">
            <text:p>https://www.usp.gv.at/Portal.Node/usp/public</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AcPaas - Technical procurement documents comparison</text:p>
          </table:table-cell>
          <table:table-cell office:value-type="string" table:style-name="ce1">
            <text:p>The city of Antwerp has a platform called Antwerp City Platform as a Service (Acpaas) that uses NLP to compare a technical document of a procurement (or an offer/call?) and find the already existent IT components they have in house (API, applications, etc) that could possibly satisfy some of the requirements. To do this, they compare the text of the files of the offer to the ones of the metadata of the components. In the case of the API they do some preprocessing and extract the descriptive information from the metadata files. They also have launched an experimental service that compares technical diagrams with the metadata of the IT components.<text:s/></text:p>
          </table:table-cell>
          <table:table-cell office:value-type="string" table:style-name="ce1">
            <text:p>Belgium</text:p>
          </table:table-cell>
          <table:table-cell office:value-type="string" table:style-name="ce1">
            <text:p>Local</text:p>
          </table:table-cell>
          <table:table-cell office:value-type="string" table:style-name="ce1">
            <text:p>https://acpaas.digipolis.be/nl/product/NLP-engine/abou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Camera System - Mobile phone usage on vehicles</text:p>
          </table:table-cell>
          <table:table-cell office:value-type="string" table:style-name="ce1">
            <text:p>Traffic institute Vias is currently testing a new camera system that registers whether a motorist behind the wheel is on the phone with the phone in hand. Using artificial intelligence, the system filters the photos showing that the driver is using a smartphone. Other photos are deleted and faces are made unrecognizable. If the police establishes a violation based on that selection, they can issue a fine.</text:p>
          </table:table-cell>
          <table:table-cell office:value-type="string" table:style-name="ce1">
            <text:p>Belgium</text:p>
          </table:table-cell>
          <table:table-cell office:value-type="string" table:style-name="ce1">
            <text:p>Local</text:p>
          </table:table-cell>
          <table:table-cell office:value-type="string" table:style-name="ce1">
            <text:p>https://www.vias.be/nl/newsroom/succesvolle-test-met-camerasysteem-om-gsm-gebruik-achter-het-stuur-te-detecteren-/</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CitizenLab - Citizen participation platform</text:p>
          </table:table-cell>
          <table:table-cell office:value-type="string" table:style-name="ce1">
            <text:p>Digital participation platforms are important tools for increasing citizen engagement and improving government responsiveness. However, analysing the high volumes of citizen input collected on these platforms is extremely time-consuming and daunting for city officials; this technical difficulty can keep them from uncovering valuable learnings. Setting up a digital participation platform therefore isn‚Äôt enough: it‚Äôs also necessary to make data analysis more accessible so that civil servants can tap into collective intelligence and make better informed decisions. The challenge of automation that has been faced with, by the civic tech company developing this solution, is shared by the public sector at large. CitizenLab aims to bridge the knowledge gap that currently exists in the public sector.The platform administrators have access to all of this information at a glance in intelligent, real- time dashboards. The topic modelling makes it easy to see what the citizen‚Äôs priorities are, and to make decisions accordingly. The CitizenLab Platform is in use in many local authorities which are likely to use some of the elements of the AI to analyse volumes of citizen input. <text:s/>The main challenge in citizen participation projects isn‚Äôt to collect citizens‚Äô input: it‚Äôs to analyse it. Overworked and under-resourced administrations often lack the time and technical skills to process the contributions; as a result, valuable insights get lost in the process. By helping administrations effortlessly process citizen input and extract the key ideas, <text:s/>the <text:s/>NLP technology has been integrated to the CitizenLab platform, therefore giving civil servants a centralised place to gather, moderate and analyse citizens‚Äô ideas. <text:s text:c="3"/>(Additional source: https://www.citizenlab.co/case-studies).</text:p>
          </table:table-cell>
          <table:table-cell office:value-type="string" table:style-name="ce1">
            <text:p>Belgium</text:p>
          </table:table-cell>
          <table:table-cell office:value-type="string" table:style-name="ce1">
            <text:p>National</text:p>
          </table:table-cell>
          <table:table-cell office:value-type="string" table:style-name="ce1">
            <text:p>https://www.citizenlab.co/blog/product-update/natural-language-processing-at-citizenlab-how-machine-learning-can-transform-citizen-engagement-projects/</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Flemish Infoline - Automatic classification of incoming phone calls</text:p>
          </table:table-cell>
          <table:table-cell office:value-type="string" table:style-name="ce1">
            <text:p>Natural Language Processing (understanding spoken language) is used to automatically classify incoming telephone questions at the 1700 (Flemish Infoline), to integrally transcribe and document the conversations, and to suggest answers. <text:s/>With this project, Informatie Vlaanderen wants to optimise the operation of the Flemish Information Line with the help of Artificial Intelligence (AI). Concretely, the project wants to detect and categorise the incoming questions faster and more 'finely-meshed', and also integrate this 'finely-meshed' into the editorial management. In this way, the answers can be suggested more quickly, more adequately and also more 'automatically' to the answer provider, regardless of the chosen communication channel (oral or written). To this end, the project aims to harness the broad potential of AI, with emphasis on Natural Language Processing (NLP), Machine Learning (ML) and Deep Learning (DL), and language and speech technology (Speech-to-Text [STT] and Text-to-Speech [TTS]). <text:s/>By using AI modules, the project wants to interpret and also 'manipulate' the question/answer process of the Flemish Infoline in order to make the whole process more efficient and automatic, using all the implicit knowledge present in the process. In essence, the project aims at two objectives: (1) the quicker and more efficient capturing and categorising of the question, and (2) the quicker and more efficient forwarding of the 'correctly captioned' question to the 'correct' answer provider with the 'correct' skills, whereby a valid and standardised answer (suggestion) is immediately sent along with it (so that the answer provider does not have to look up the intended answer script).</text:p>
          </table:table-cell>
          <table:table-cell office:value-type="string" table:style-name="ce1">
            <text:p>Belgium</text:p>
          </table:table-cell>
          <table:table-cell office:value-type="string" table:style-name="ce1">
            <text:p>Regional</text:p>
          </table:table-cell>
          <table:table-cell office:value-type="string" table:style-name="ce1">
            <text:p>https://www.innovatieveoverheidsopdrachten.be/en/projects/1700-supported-artificial-intelligence</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ILVO - List of multiple AI projects in the agricultural domain</text:p>
          </table:table-cell>
          <table:table-cell office:value-type="string" table:style-name="ce1">
            <text:p>The Institute for Agricultural, Fisheries and Food Research (ILVO) evaluated the possibilities of artificial intelligence for agricultural applications. Most applications are still in an initial phase and often in collaboration with other knowledge centers. <text:s text:c="2"/>Some concrete projects are: o Processing of hyperspectral images for early detection of potato diseases o Automatic health monitoring in cattle (e.g. lameness detection) o Automatic health monitoring in fattening pigs o Image analysis for multiple specific applications (e.g. quality food products, sorting fish species, etc.) o Behavior of plants under the influence of external stimuli o Identification of problem insects (eg zip needles) via camera images o Site-specific detection of problem weeds</text:p>
          </table:table-cell>
          <table:table-cell office:value-type="string" table:style-name="ce1">
            <text:p>Belgium</text:p>
          </table:table-cell>
          <table:table-cell office:value-type="string" table:style-name="ce1">
            <text:p>Regional</text:p>
          </table:table-cell>
          <table:table-cell office:value-type="string" table:style-name="ce1">
            <text:p>https://ilvo.vlaanderen.be/en/search-results?q=Artificial+intelligence&amp;id=home&amp;l=en</text:p>
          </table:table-cell>
          <table:table-cell office:value-type="string" table:style-name="ce1">
            <text:p>Machine learn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Jobnet - Reskilling, upskilling and retraining of people</text:p>
          </table:table-cell>
          <table:table-cell office:value-type="string" table:style-name="ce1">
            <text:p>The Flemish Employment and Vocational Training Service (VDAB) is using AI since 2018 which assists in the reskilling, upskilling and retraining of people. The software is called Jobnet and is the combination of a variety of different AI-models into one big AI-model. With the AI, citizens can see which jobs are fitting to their skills, which relevant skills they still lack, starting from their own experience combined with job market data.</text:p>
          </table:table-cell>
          <table:table-cell office:value-type="string" table:style-name="ce1">
            <text:p>Belgium</text:p>
          </table:table-cell>
          <table:table-cell office:value-type="string" table:style-name="ce1">
            <text:p>Regional</text:p>
          </table:table-cell>
          <table:table-cell office:value-type="string" table:style-name="ce1">
            <text:p>https://www.agoria.be/nl/VDAB-gebruikt-AI-om-jobmatching-te-verrijken</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VDAB - Chatbot for joob seekers</text:p>
          </table:table-cell>
          <table:table-cell office:value-type="string" table:style-name="ce1">
            <text:p>VDAB experiments with chatbots to better match jobseekers with the right vacancies. A chatbot is an automated conversation partner that participates in typed conversations. VDAB is also investigating how chatbots can guide job seekers in their search by automatically answering questions and addressing job seekers. http://chatbotvanvdab.be/</text:p>
          </table:table-cell>
          <table:table-cell office:value-type="string" table:style-name="ce1">
            <text:p>Belgium</text:p>
          </table:table-cell>
          <table:table-cell office:value-type="string" table:style-name="ce1">
            <text:p>Local</text:p>
          </table:table-cell>
          <table:table-cell office:value-type="string" table:style-name="ce1">
            <text:p>https://tracebrussel.be/nieuws/vdab-experimenteert-met-chatbots-en-tinderdiens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Verontrustingen - Enabling accurate predictions to detect day-care services which require further inspection</text:p>
          </table:table-cell>
          <table:table-cell office:value-type="string" table:style-name="ce1">
            <text:p>In 2014, the Flemish Agency for Child and Family (Kind en Gezin) developed an AI system which enables more accurate predictions to detect day-care services which require further inspection. These inspections enable the agencies to keep the quality of the day-care services high and to improve the wellbeing of children. The Child and Family agency does not carry out the inspections itself but works together with the Regional Health Care Inspection Unit of the Department of Welfare, Public Health and Family. <text:s/>However, there is limited capacity available to conduct all the inspections. For a long period of time, there has been an interest to figure out how to optimise the inspection capacity. The use of data had been considered as way to enhance existing inspection practices and optimize the scarce amount of inspectors. The predictive system developed uses a supervised machine learning method (logistic regression and XGBoost) to analyse various internal and external data from the Health Care Inspection Unit. Combining the recommendations of the predictive system with existing staff experience and expertise enables more targeted and data-driven interventions.<text:s/></text:p>
          </table:table-cell>
          <table:table-cell office:value-type="string" table:style-name="ce1">
            <text:p>Belgium</text:p>
          </table:table-cell>
          <table:table-cell office:value-type="string" table:style-name="ce1">
            <text:p>Regional</text:p>
          </table:table-cell>
          <table:table-cell office:value-type="string" table:style-name="ce1">
            <text:p>https://www.dialogic.nl/wp-content/uploads/2018/06/VTOM-Small-Kids-Big-Data-Frank-Bongers-mei-2018.pdf</text:p>
          </table:table-cell>
          <table:table-cell office:value-type="string" table:style-name="ce1">
            <text:p>Machine learning</text:p>
          </table:table-cell>
          <table:table-cell office:value-type="string" table:style-name="ce1">
            <text:p>Social protection</text:p>
          </table:table-cell>
          <table:table-cell office:value-type="string" table:style-name="ce1">
            <text:p>Family and children.</text:p>
          </table:table-cell>
          <table:table-cell table:number-columns-repeated="16376"/>
        </table:table-row>
        <table:table-row table:style-name="ro1">
          <table:table-cell office:value-type="string" table:style-name="ce1">
            <text:p>Walloon - Agricultural subsidy monitoring with the use of GeoAI</text:p>
          </table:table-cell>
          <table:table-cell office:value-type="string" table:style-name="ce1">
            <text:p>Walloon uses geo AI with satellite imagery to check whether subsidy requirements are met<text:s/></text:p>
          </table:table-cell>
          <table:table-cell office:value-type="string" table:style-name="ce1">
            <text:p>Belgium</text:p>
          </table:table-cell>
          <table:table-cell office:value-type="string" table:style-name="ce1">
            <text:p>Regional</text:p>
          </table:table-cell>
          <table:table-cell office:value-type="string" table:style-name="ce1">
            <text:p>https://inspire.ec.europa.eu/sites/default/files/1._location_intelligence_-_gartner_v1.2.pdf</text:p>
          </table:table-cell>
          <table:table-cell office:value-type="string" table:style-name="ce1">
            <text:p>Machine learning</text:p>
          </table:table-cell>
          <table:table-cell office:value-type="string" table:style-name="ce1">
            <text:p>Economic affairs</text:p>
          </table:table-cell>
          <table:table-cell office:value-type="string" table:style-name="ce1">
            <text:p>Agriculture, forestry, fishing and hunting</text:p>
          </table:table-cell>
          <table:table-cell table:number-columns-repeated="16376"/>
        </table:table-row>
        <table:table-row table:style-name="ro1">
          <table:table-cell office:value-type="string" table:style-name="ce1">
            <text:p>Plovdic - City Concierge Chatbot</text:p>
          </table:table-cell>
          <table:table-cell office:value-type="string" table:style-name="ce1">
            <text:p>City Concierge is an AI-powered city chatbot like a virtual Tourist Office in the mobile. It is there for the visitors 24/7 in Messenger and provides information about the city Point of Interests pf the city. It is possible for tourists and visitors to search information by category and location, or by keyword, or simply ask question about restaurants, entertainment, sightseeing, shopping, transportation and other</text:p>
          </table:table-cell>
          <table:table-cell office:value-type="string" table:style-name="ce1">
            <text:p>Bulgaria</text:p>
          </table:table-cell>
          <table:table-cell office:value-type="string" table:style-name="ce1">
            <text:p>Local</text:p>
          </table:table-cell>
          <table:table-cell office:value-type="string" table:style-name="ce1">
            <text:p>https://umni.bg/en/plovdiv-city-concierge-chatbo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Andrija - Virtual assistant supporting advising suspected COVID-19 infections</text:p>
          </table:table-cell>
          <table:table-cell office:value-type="string" table:style-name="ce1">
            <text:p>Andrija is a virtual assistant powered by artificial intelligence and has been developed by Croatian IT companies in cooperation with epidemiologists to advise people on how to diagnose and manage suspected COVID-19 infections. The digital assistant is available at https://andrija.ai/ and can be activated on WhatsApp under the name Andrija.<text:s/></text:p>
          </table:table-cell>
          <table:table-cell office:value-type="string" table:style-name="ce1">
            <text:p>Croatia</text:p>
          </table:table-cell>
          <table:table-cell office:value-type="string" table:style-name="ce1">
            <text:p>National</text:p>
          </table:table-cell>
          <table:table-cell office:value-type="string" table:style-name="ce1">
            <text:p>https://andrija.ai/</text:p>
          </table:table-cell>
          <table:table-cell office:value-type="string" table:style-name="ce1">
            <text:p>Natural language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Hope - Chatbot informing work of the Civil Protection Staff</text:p>
          </table:table-cell>
          <table:table-cell office:value-type="string" table:style-name="ce1">
            <text:p>The Chatbot Hope is used in the City of Vinkovci to inform citizens about the work of the Civil Protection Staff. The chatbot was created pro bono by the Slavonian company Hero Factory, which recently created a similar program for the Croatian Institute of Public Health. The Chatbot can answer questions related to coronavirus, the Civil Protection Staff, e-passes and check for symptons of the virus.</text:p>
          </table:table-cell>
          <table:table-cell office:value-type="string" table:style-name="ce1">
            <text:p>Croatia</text:p>
          </table:table-cell>
          <table:table-cell office:value-type="string" table:style-name="ce1">
            <text:p>Local</text:p>
          </table:table-cell>
          <table:table-cell office:value-type="string" table:style-name="ce1">
            <text:p>https://www.themayor.eu/en/a/view/coronavirus-chatbot-educates-the-citizens-of-vinkovci-4796</text:p>
          </table:table-cell>
          <table:table-cell office:value-type="string" table:style-name="ce1">
            <text:p>Natural language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WaterAnalytics - Water quality monitoring</text:p>
          </table:table-cell>
          <table:table-cell office:value-type="string" table:style-name="ce1">
            <text:p>The Water Development Department in Cyprus is using AI algorithms for the analysis of water monitoring data (such as hydraulics and water quality).</text:p>
          </table:table-cell>
          <table:table-cell office:value-type="string" table:style-name="ce1">
            <text:p>Cyprus</text:p>
          </table:table-cell>
          <table:table-cell office:value-type="string" table:style-name="ce1">
            <text:p>National</text:p>
          </table:table-cell>
          <table:table-cell office:value-type="string" table:style-name="ce1">
            <text:p>https://www.wateranalytics.eu/</text:p>
          </table:table-cell>
          <table:table-cell office:value-type="string" table:style-name="ce1">
            <text:p>Machine learning</text:p>
          </table:table-cell>
          <table:table-cell office:value-type="string" table:style-name="ce1">
            <text:p>Housing and community amenities</text:p>
          </table:table-cell>
          <table:table-cell office:value-type="string" table:style-name="ce1">
            <text:p>Water supply.</text:p>
          </table:table-cell>
          <table:table-cell table:number-columns-repeated="16376"/>
        </table:table-row>
        <table:table-row table:style-name="ro1">
          <table:table-cell office:value-type="string" table:style-name="ce1">
            <text:p>CHAIN - Smart Water optimising energy consumption<text:s/></text:p>
          </table:table-cell>
          <table:table-cell office:value-type="string" table:style-name="ce1">
            <text:p>Sensors analyse the water consumption in order to optimise energy consumption in Aarhus municipality. AI will be used to analyze the big amounts of data from sensors about water consumption and to monitor its quality.<text:s/></text:p>
          </table:table-cell>
          <table:table-cell office:value-type="string" table:style-name="ce1">
            <text:p>Denmark</text:p>
          </table:table-cell>
          <table:table-cell office:value-type="string" table:style-name="ce1">
            <text:p>Local</text:p>
          </table:table-cell>
          <table:table-cell office:value-type="string" table:style-name="ce1">
            <text:p>https://www.aquatechtrade.com/news/article/video-story-digital-denmark/</text:p>
          </table:table-cell>
          <table:table-cell office:value-type="string" table:style-name="ce1">
            <text:p>Machine learning</text:p>
          </table:table-cell>
          <table:table-cell office:value-type="string" table:style-name="ce1">
            <text:p>Housing and community amenities</text:p>
          </table:table-cell>
          <table:table-cell office:value-type="string" table:style-name="ce1">
            <text:p>Water supply.</text:p>
          </table:table-cell>
          <table:table-cell table:number-columns-repeated="16376"/>
        </table:table-row>
        <table:table-row table:style-name="ro1">
          <table:table-cell office:value-type="string" table:style-name="ce1">
            <text:p>Corti's AI - Emergency medical services real-time speech analysis for cardiac predictions</text:p>
          </table:table-cell>
          <table:table-cell office:value-type="string" table:style-name="ce1">
            <text:p>Corti‚Äôs system is an Artificial Intelligence-based speech analysis of real-time, live emergency medical services calls that makes instant predictions to detect out-of-hospital cardiac arrests with up to 95% accuracy. Used in conjunction with human call-takers and dispatchers, it can significantly reduce error rates and make critical diagnoses faster. The system is already up and running in Copenhagen with impressive results ‚Äì which is why The European Emergency Number Association (EENA) is getting involved to extend the project. This project is a year-long joint initiative between Corti and EENA to pilot AI support to improve emergency medical service operations.</text:p>
          </table:table-cell>
          <table:table-cell office:value-type="string" table:style-name="ce1">
            <text:p>Denmark</text:p>
          </table:table-cell>
          <table:table-cell office:value-type="string" table:style-name="ce1">
            <text:p>Local</text:p>
          </table:table-cell>
          <table:table-cell office:value-type="string" table:style-name="ce1">
            <text:p>https://www.weforum.org/agenda/2018/06/this-ai-detects-cardiac-arrests-during-emergency-calls/</text:p>
          </table:table-cell>
          <table:table-cell office:value-type="string" table:style-name="ce1">
            <text:p>Audio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Erhvervsstyrelsen - Detection of errors in business statements</text:p>
          </table:table-cell>
          <table:table-cell office:value-type="string" table:style-name="ce1">
            <text:p>A project by the Danish Business Authority (Erhvervsstyrelsen) to use ML to identify fraud and highlight material errors in financial statements.</text:p>
          </table:table-cell>
          <table:table-cell office:value-type="string" table:style-name="ce1">
            <text:p>Denmark</text:p>
          </table:table-cell>
          <table:table-cell office:value-type="string" table:style-name="ce1">
            <text:p>National</text:p>
          </table:table-cell>
          <table:table-cell office:value-type="string" table:style-name="ce1">
            <text:p>https://joinup.ec.europa.eu/sites/default/files/custom-page/attachment/2020-07/Study%20on%20public%20sector%20data%20strategies%2C%20policies%20and%20governance%20%E2%80%93%20ANNEX%20Case%20studies.pdf</text:p>
          </table:table-cell>
          <table:table-cell office:value-type="string" table:style-name="ce1">
            <text:p>Machine learn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Kiri - chatbot for citizens' enquiries</text:p>
          </table:table-cell>
          <table:table-cell office:value-type="string" table:style-name="ce1">
            <text:p>The municipality of Frederiksberg launched an AI-based chatbot ("Kiri") to answer citizen queries about local services. The Frederiksberg Municipality's website is able to give help from the chatbot Kiri. It is a digital assistant to whom citizens can ask general questions and answer immediately. The offer is a trial conducted by Gentofte, Gladsaxe, Lyngby-Taarb√¶k, Rudersdal, Roskilde and Frederiksberg municipalities, and which is inspired by similar trials with good results in Norway. <text:s/>Kiri is a pilot, and initially it will only be able to answer questions in the field of citizen services, such as passports and driver's licenses. Kiri is unable to answer specific cases, but will be able to answer the most typical and general questions.</text:p>
          </table:table-cell>
          <table:table-cell office:value-type="string" table:style-name="ce1">
            <text:p>Denmark</text:p>
          </table:table-cell>
          <table:table-cell office:value-type="string" table:style-name="ce1">
            <text:p>Local</text:p>
          </table:table-cell>
          <table:table-cell office:value-type="string" table:style-name="ce1">
            <text:p>https://www.frederiksberg.dk/nyheder/frederiksberg-kommune-deltager-i-forsog-med-chatbo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Datel - Speed cameras for detecting speeding violations</text:p>
          </table:table-cell>
          <table:table-cell office:value-type="string" table:style-name="ce1">
            <text:p>Probably one of the most ‚Äúvisible‚Äù types of AI applications in Estonia are the speed cameras developed by an Estonian company Datel, which identify the license plate number on the photos of speeding cars using a machine learning algorithm. Based on the license plate number identified, the system finds the data required to conduct procedural acts, assesses the causality of speeding and imposes a penalty if necessary. Then the Police and Border Guard Board official conducting the proceedings verifies the data and signs the operation.</text:p>
          </table:table-cell>
          <table:table-cell office:value-type="string" table:style-name="ce1">
            <text:p>Estonia</text:p>
          </table:table-cell>
          <table:table-cell office:value-type="string" table:style-name="ce1">
            <text:p>National</text:p>
          </table:table-cell>
          <table:table-cell office:value-type="string" table:style-name="ce1">
            <text:p>https://www.datel.eu/en/solutions/e-government-solutions/item/417</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Enhanced Care Management - Prediction model for hospitalisation/assistance</text:p>
          </table:table-cell>
          <table:table-cell office:value-type="string" table:style-name="ce1">
            <text:p>In 2015, the Estonian Health Insurance Fund started cooperating with the World Bank to develop and pilot a risk-based management model that would help increase the integration of health services. With risk-based management, GPs can identify patients with multiple chronic diseases on their list for whom additional prevention, counseling and monitoring would be most beneficial to their health and quality of life. If these patients are neglected by the GP teams, this can lead to serious problems, including unnecessary deterioration in health, which not only causes health damage but also unnecessary costs to the healthcare system (avoidable hospitalizations, duplication of examinations, etc.). <text:s/>The created solution finds the best algorithm for predicting which patients with selected diagnoses are likely to be hospitalized. In the solution, the EHIF database of medical bills first finds certain conditions / diagnoses to be included in the algorithm. Different models have their own strengths, but the differences should not be big. <text:s text:c="2"/>The results of the solution are comparable to the results of research presented in the literature: John Hopkins Adjusted Clinical Groups (the leading proprietary risk stratification tool) - Haas et al .; Risk-Stratification Methods for Identifying Patients for Care Coordination; The American Journal of Managed Care (September 2013). <text:s text:c="2"/>The machine learning model is better than the old mechanical model in finding patients at risk. <text:s/>The solution makes it possible to create a practical model for GP centers to predict which patients are more likely to end up in hospital or at other health risks.<text:s text:c="2"/></text:p>
          </table:table-cell>
          <table:table-cell office:value-type="string" table:style-name="ce1">
            <text:p>Estonia</text:p>
          </table:table-cell>
          <table:table-cell office:value-type="string" table:style-name="ce1">
            <text:p>National</text:p>
          </table:table-cell>
          <table:table-cell office:value-type="string" table:style-name="ce1">
            <text:p>https://www.kratid.ee/haigekassa-kasutuslug</text:p>
          </table:table-cell>
          <table:table-cell office:value-type="string" table:style-name="ce1">
            <text:p>Machine learn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e-Residency - Chatbot for customer assistance</text:p>
          </table:table-cell>
          <table:table-cell office:value-type="string" table:style-name="ce1">
            <text:p>Artificial Intelligence (AI) customer service assistant for the Republic of Estonia‚Äôs e-Residency organisation. Together, the organisation decided to tackle the challenge of increasing customer support response time without hiring additional people. The solution is simple‚Ää, i.e. ‚Ääan artificial intelligence chatbot with a live-chat interface.</text:p>
          </table:table-cell>
          <table:table-cell office:value-type="string" table:style-name="ce1">
            <text:p>Estonia</text:p>
          </table:table-cell>
          <table:table-cell office:value-type="string" table:style-name="ce1">
            <text:p>National</text:p>
          </table:table-cell>
          <table:table-cell office:value-type="string" table:style-name="ce1">
            <text:p>https://medium.com/e-residency-blog/how-we-use-ai-to-help-users-get-answers-instantly-and-increase-customer-satisfaction-95d1a06caad</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Hans - A system for preparing of verbatim reports</text:p>
          </table:table-cell>
          <table:table-cell office:value-type="string" table:style-name="ce1">
            <text:p>The speech recognition system helps transcribe the speeches given at the rostrum of the Estonian Parliament (Riigikogu). The Chancellery of the Riigikogu is currently required to publish a verbatim report within one hour from the end of the sitting. It takes a lot of human effort to do that, and the burden falls on stenographers. By deploying speech recognition, it will increase the efficiency and accuracy in transcripts of the sessions. Also, the plan is to start providing verbatim recordings as machine-readable open data, so other systems can use that data freely as well.</text:p>
          </table:table-cell>
          <table:table-cell office:value-type="string" table:style-name="ce1">
            <text:p>Estonia</text:p>
          </table:table-cell>
          <table:table-cell office:value-type="string" table:style-name="ce1">
            <text:p>National</text:p>
          </table:table-cell>
          <table:table-cell office:value-type="string" table:style-name="ce1">
            <text:p>https://m.riigikogu.ee/en/press-releases/others/the-riigikogu-has-a-new-system-for-making-verbatim-reports/</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Iti - Chatbot for Statistics Estonia</text:p>
          </table:table-cell>
          <table:table-cell office:value-type="string" table:style-name="ce1">
            <text:p>The virtual assistant called Iti, created in collaboration with the Estonian start-up AlphaBlues, knows the population of Estonia, the size of the pay gap, average wages and consumer price changes, and many other things. Iti also assists the data provider, whose typical questions are related to activities in the electronic data submission portal and filling in questionnaires. If Iti does not know the answer, it will redirect the query based on its content to either the customer support specialist of the data provider or the user of the statistics. Iti has obtained its knowledge from the questions sent through online chats over one year and gets wiser with every query. The number of information requests that Statistics Estonia (the government agency responsible for producing official statistics regarding Estonia) receives is increasing year by year. Iti helps to find information faster thus allowing the customer support of Statistics Estonia to focus on answering more complicated and detailed queries.</text:p>
          </table:table-cell>
          <table:table-cell office:value-type="string" table:style-name="ce1">
            <text:p>Estonia</text:p>
          </table:table-cell>
          <table:table-cell office:value-type="string" table:style-name="ce1">
            <text:p>National</text:p>
          </table:table-cell>
          <table:table-cell office:value-type="string" table:style-name="ce1">
            <text:p>https://www.kratid.ee/statistikaameti-kasutuslugu</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OTT - Predicting employment pathways</text:p>
          </table:table-cell>
          <table:table-cell office:value-type="string" table:style-name="ce1">
            <text:p>The Estonian Unemployment Insurance Fund uses profiling to identify the position that suits a job seeker the most. Based on machine-learning software, the solution assists people by suggesting job positions according to their qualifications. The application (OTT) provides job seekers with better and more accurate suggestions on where they could work and offers customized recommendations on re-education and reskilling. OTT is a tool used by civil servants to improve the understanding of the clients‚Äô needs. It is an AI system that employs more than 100 000 client records to estimate the probabilities of different employment pathways, systematizes clients to provide support where it is most needed, and distributes the workload between civil servants. An early version of the project aimed to estimate the probability of becoming long-term unemployed, but this was difficult and not useful. Now, the system finds the probability of finding a new job and is regarded as much more useful. The AI has been created in collaboration with Citis, Nortal and Resta.<text:s/></text:p>
          </table:table-cell>
          <table:table-cell office:value-type="string" table:style-name="ce1">
            <text:p>Estonia</text:p>
          </table:table-cell>
          <table:table-cell office:value-type="string" table:style-name="ce1">
            <text:p>National</text:p>
          </table:table-cell>
          <table:table-cell office:value-type="string" table:style-name="ce1">
            <text:p>https://e-estonia.com/new-e-estonia-factsheet-national-ai-kratt-strategy/</text:p>
          </table:table-cell>
          <table:table-cell office:value-type="string" table:style-name="ce1">
            <text:p>Machine learning</text:p>
          </table:table-cell>
          <table:table-cell office:value-type="string" table:style-name="ce1">
            <text:p>Social protection</text:p>
          </table:table-cell>
          <table:table-cell office:value-type="string" table:style-name="ce1">
            <text:p>Unemployment.</text:p>
          </table:table-cell>
          <table:table-cell table:number-columns-repeated="16376"/>
        </table:table-row>
        <table:table-row table:style-name="ro1">
          <table:table-cell office:value-type="string" table:style-name="ce1">
            <text:p>Riigikogu - Language speech synthesiser fror the Estonian Parliament</text:p>
          </table:table-cell>
          <table:table-cell office:value-type="string" table:style-name="ce1">
            <text:p>The speech synthesis environment incorporates variations, applications and interfaces of Estonian text to speech synthesis and other materials for synthesis purposes. Speech synthesis is a crucial part of assistive devices for individuals with vision, hearing and speech impairments and in the communication between humans and machines.</text:p>
          </table:table-cell>
          <table:table-cell office:value-type="string" table:style-name="ce1">
            <text:p>Estonia</text:p>
          </table:table-cell>
          <table:table-cell office:value-type="string" table:style-name="ce1">
            <text:p>National</text:p>
          </table:table-cell>
          <table:table-cell office:value-type="string" table:style-name="ce1">
            <text:p>https://www.err.ee/1134953/eesti-viimaste-stenografistide-too-vottis-ule-robo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SATIKAS - <text:s/>Detecting the agricultural grasslands changes</text:p>
          </table:table-cell>
          <table:table-cell office:value-type="string" table:style-name="ce1">
            <text:p>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 While at the moment the system is able to detect mowing of grass, in the future it will be used for identifying different types of crops and trees as well.<text:s/></text:p>
          </table:table-cell>
          <table:table-cell office:value-type="string" table:style-name="ce1">
            <text:p>Estonia</text:p>
          </table:table-cell>
          <table:table-cell office:value-type="string" table:style-name="ce1">
            <text:p>National</text:p>
          </table:table-cell>
          <table:table-cell office:value-type="string" table:style-name="ce1">
            <text:p>https://kosmos.ut.ee/en/news/information-system-satikas-helps-detect-mowing-using-satellite-data</text:p>
          </table:table-cell>
          <table:table-cell office:value-type="string" table:style-name="ce1">
            <text:p>Machine learning</text:p>
          </table:table-cell>
          <table:table-cell office:value-type="string" table:style-name="ce1">
            <text:p>Economic affairs</text:p>
          </table:table-cell>
          <table:table-cell office:value-type="string" table:style-name="ce1">
            <text:p>Agriculture, forestry, fishing and hunting</text:p>
          </table:table-cell>
          <table:table-cell table:number-columns-repeated="16376"/>
        </table:table-row>
        <table:table-row table:style-name="ro1">
          <table:table-cell office:value-type="string" table:style-name="ce1">
            <text:p>SUVE - Chatbot for questions about emergency situations</text:p>
          </table:table-cell>
          <table:table-cell office:value-type="string" table:style-name="ce1">
            <text:p>The websites of several Estonian government agencies use Suve, an automated chatbot which provides answers to frequently asked questions about the emergency situation and the coronavirus. The chatbot provides answers to questions in Estonian and English and uses information from the official sources of government agencies. The development of the Chatbot is the result of a hackathon which was organized in the early weeks of the COVID-19 outbreaks in Europe. Together with the Estonian start-up community, Suve was developed in rapid fashion. By using official information from government agencies, the role of Chatbot is to provide trustworthy information regarding the coronavirus and emergency situation in Estonia and to tackle misinformation. <text:s text:c="2"/>https://www.valitsus.ee/en/news/chatbot-will-help-you-find-answers-your-questions-about-crisis</text:p>
          </table:table-cell>
          <table:table-cell office:value-type="string" table:style-name="ce1">
            <text:p>Estonia</text:p>
          </table:table-cell>
          <table:table-cell office:value-type="string" table:style-name="ce1">
            <text:p>National</text:p>
          </table:table-cell>
          <table:table-cell office:value-type="string" table:style-name="ce1">
            <text:p>https://eebot.ee/</text:p>
          </table:table-cell>
          <table:table-cell office:value-type="string" table:style-name="ce1">
            <text:p>Natural language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Texta Toolkit - Identyfying documents published without authorisation</text:p>
          </table:table-cell>
          <table:table-cell office:value-type="string" table:style-name="ce1">
            <text:p>The Ministry of Education and Research performed a document management audit using the Texta Toolkit, which was aimed at identifying the documents that had been published without authorisation (e.g. internal documents, personal data, etc.). During the audit, more than 1,200,000 documents were analysed, converted into machine-readable form and had the personal data removed. In collaboration with the Centre of Registers and Information Systems, the Ministry of Justice removed, using Texta, personal data from nearly 80,000 court decisions involving information about punishments deleted from the Criminal Records Database and republished the decisions in the Court Information System. Texta Toolkit grew out of industrial research in the Software Technology and Applications Competence Center (STACC) and its development has been supported from the Estonian Language Technology programme.</text:p>
          </table:table-cell>
          <table:table-cell office:value-type="string" table:style-name="ce1">
            <text:p>Estonia</text:p>
          </table:table-cell>
          <table:table-cell office:value-type="string" table:style-name="ce1">
            <text:p>National</text:p>
          </table:table-cell>
          <table:table-cell office:value-type="string" table:style-name="ce1">
            <text:p>https://www.texta.ee/home</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Traffic load - Machine vision for collecting information on traffic load</text:p>
          </table:table-cell>
          <table:table-cell office:value-type="string" table:style-name="ce1">
            <text:p>The Tallinn transport department, responsible for organising public transport and traffic in Tallinn, started developing a machine vision application in autumn 2018 in collaboration with Sifr O√ú. The main objective of this application is to identify the traffic load within Tallinn, i.e. how many cars drive in and out of the city in a day in order to make city transport planning related decisions based on such data (e.g. parking issues, road construction, etc.). Three cameras were selected on intersections in Tallinn to train the application to count the vehicles passing by the cameras. The training of the application was a crucial process in developing the solution since there was no ready-made solution available that suited the circumstances of Tallinn. The result is an application that uses machine vision to count buses, cars, lorries and motorcycles and in the future hopefully also pedestrians, cyclists and like.The result was information with a near 70% accuracy on the traffic load in a certain area when previously there no such information available at all. The accuracy of the results is affected by weather conditions, dirt on the camera lens, etc. Regardless, the results are a valuable milestone for the city for expanding the use of machine vision to other hundreds of city traffic cameras.</text:p>
          </table:table-cell>
          <table:table-cell office:value-type="string" table:style-name="ce1">
            <text:p>Estonia</text:p>
          </table:table-cell>
          <table:table-cell office:value-type="string" table:style-name="ce1">
            <text:p>Local</text:p>
          </table:table-cell>
          <table:table-cell office:value-type="string" table:style-name="ce1">
            <text:p>https://www.kratid.ee/tlt-kasutuslugu</text:p>
          </table:table-cell>
          <table:table-cell office:value-type="string" table:style-name="ce1">
            <text:p>Computer vision</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X-Road AI - Detect anomalies and incidents in Data Exchange Layer</text:p>
          </table:table-cell>
          <table:table-cell office:value-type="string" table:style-name="ce1">
            <text:p>The Information System Authority (RIA) uses an AI application to detect anomalies and incidents in Data Exchange Layer (X-road) monitoring. Essentially, previous data exchange periods are compared with the current one and differences are sought. If the system is unable to identify whether a situation is erroneous or permitted, the system user currently has to decide. Based on the feedback, the system learns how to make better decisions and will be able to detect anomalies and incidents more accurately in the future.</text:p>
          </table:table-cell>
          <table:table-cell office:value-type="string" table:style-name="ce1">
            <text:p>Estonia</text:p>
          </table:table-cell>
          <table:table-cell office:value-type="string" table:style-name="ce1">
            <text:p>National</text:p>
          </table:table-cell>
          <table:table-cell office:value-type="string" table:style-name="ce1">
            <text:p>https://www.kratid.ee/ria-kasutuslugu</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AuroraAI <text:s/>- Programme with many AI examples.</text:p>
          </table:table-cell>
          <table:table-cell office:value-type="string" table:style-name="ce1">
            <text:p>One of the experimental applications that has been run during the AuroraAI programme focused on the ‚Äúmoving to a place of study‚Äù life-event. Two cities involved (Tampere and Turku) carried out well-being surveys among its student populations, and - based on its results - clustered the students into the groups in need of different support. The study has discovered that factors such as reliability of the public transportation, and quality of the natural environment plays an important role in students‚Äô well-being. Data retrieved from the study helped create a new cross-cutting public offering - a bot that would supply information about the topics that students found important. The uptake of the new service has been lackluster, leading the authorities to believe that only proactive marketing could change customers‚Äô behaviour. At the same time, it has been concluded that in order to pursue such projects further, municipalities need to develop user experience awareness and data analytics skills.<text:s/></text:p>
          </table:table-cell>
          <table:table-cell office:value-type="string" table:style-name="ce1">
            <text:p>Finland</text:p>
          </table:table-cell>
          <table:table-cell office:value-type="string" table:style-name="ce1">
            <text:p>National</text:p>
          </table:table-cell>
          <table:table-cell office:value-type="string" table:style-name="ce1">
            <text:p>https://vm.fi/documents/10623/13292513/AuroraAI+development+and+implementation+plan+2019%E2%80%932023.pdf/7c96ee87-2b0e-dadd-07cd-0235352fc6f9/AuroraAI+development+and+implementation+plan+2019%E2%80%932023.pdf</text:p>
          </table:table-cell>
          <table:table-cell office:value-type="string" table:style-name="ce1">
            <text:p>Natural language processing</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Case Fiva (RPA) - Support the Financial supervisory Authority</text:p>
          </table:table-cell>
          <table:table-cell office:value-type="string" table:style-name="ce1">
            <text:p>The Financial Supervisory Authority is an example of a government agency that uses <text:s/>artificial intelligence. The Financial Supervisory Authority is a financial and insurance supervisory agency, which does not always have adequate resources for its tasks. Robotics <text:s text:c="2"/>and artificial intelligence have eased the situation and their use has also led to a sharp <text:s text:c="2"/>fall in the number of human errors. The Financial Supervisory Authority supervises the <text:s text:c="2"/>operations of banks, insurance and pension insurance companies, other actors in the <text:s text:c="2"/>insurance sector, investment firms, fund management companies and the Helsinki Stock <text:s text:c="2"/>Exchange. The supervised entities provide 95% of the funding for the operations and the <text:s text:c="2"/>remaining five per cent comes from the Bank of Finland.</text:p>
          </table:table-cell>
          <table:table-cell office:value-type="string" table:style-name="ce1">
            <text:p>Finland</text:p>
          </table:table-cell>
          <table:table-cell office:value-type="string" table:style-name="ce1">
            <text:p>National</text:p>
          </table:table-cell>
          <table:table-cell office:value-type="string" table:style-name="ce1">
            <text:p>https://julkaisut.valtioneuvosto.fi/bitstream/handle/10024/161688/41_19_Leading%20the%20way%20into%20the%20age%20of%20artificial%20intelligence.pdf?sequence=4</text:p>
          </table:table-cell>
          <table:table-cell office:value-type="string" table:style-name="ce1">
            <text:p>Automated reaso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Helsinki HUH - Intensive care for premature baby</text:p>
          </table:table-cell>
          <table:table-cell office:value-type="string" table:style-name="ce1">
            <text:p>AI system to follow the intensive care of premature baby and equipment. The AI is more accurate to notice some signals better than the doctors, based on IBM Watson. <text:s/>The system works 24/7 without any breaks. This should ensure a better care system for the premature baby, living rate, suport for personal and improved trust in healthcare.</text:p>
          </table:table-cell>
          <table:table-cell office:value-type="string" table:style-name="ce1">
            <text:p>Finland</text:p>
          </table:table-cell>
          <table:table-cell office:value-type="string" table:style-name="ce1">
            <text:p>Local</text:p>
          </table:table-cell>
          <table:table-cell office:value-type="string" table:style-name="ce1">
            <text:p>https://www.helsinki.fi/en/news/healthier-world/artificial-intelligence-evaluate-brain-maturity-preterm-infants</text:p>
          </table:table-cell>
          <table:table-cell office:value-type="string" table:style-name="ce1">
            <text:p>Machine learning</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Kamu - Chatbot about immigration processes<text:s/></text:p>
          </table:table-cell>
          <table:table-cell office:value-type="string" table:style-name="ce1">
            <text:p>Kamu is a chatbot used by the Finnish Immigration Service that gives general advice to citizens about immigration processes or about the process of the application.<text:s/></text:p>
          </table:table-cell>
          <table:table-cell office:value-type="string" table:style-name="ce1">
            <text:p>Finland</text:p>
          </table:table-cell>
          <table:table-cell office:value-type="string" table:style-name="ce1">
            <text:p>National</text:p>
          </table:table-cell>
          <table:table-cell office:value-type="string" table:style-name="ce1">
            <text:p>https://migri.fi/en/chat1</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OuloBot - Virtual assistant for business</text:p>
          </table:table-cell>
          <table:table-cell office:value-type="string" table:style-name="ce1">
            <text:p>The City of Oulu has started a project co-financed by Business Finland, which aims to build a chatbot service, OuluBot. The goal for OuluBot is to become a virtual assistant in all everyday issues, whether they concern tourism, companies or city services. The answer or guidance to an electronic service should be provided regardless of time, place, medium and language. Technically, chatbot retrieves information e.g. relevant City of Oulu websites, chat history, guidance information, databases, and other information sources. OuluBot is available 24/7 service. independent of working hours. If the user is looking for information that OuluBot would not be able to answer, then during office hours the discussion could be directed to the City of Oulu chat service (Oulu10 general counseling customer service).</text:p>
          </table:table-cell>
          <table:table-cell office:value-type="string" table:style-name="ce1">
            <text:p>Finland</text:p>
          </table:table-cell>
          <table:table-cell office:value-type="string" table:style-name="ce1">
            <text:p>Local</text:p>
          </table:table-cell>
          <table:table-cell office:value-type="string" table:style-name="ce1">
            <text:p>https://www.ouka.fi/oulu/oulubo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PatRek - Chatbot for business</text:p>
          </table:table-cell>
          <table:table-cell office:value-type="string" table:style-name="ce1">
            <text:p>Chatbot to answer questions with regard to setting up a company in Finland based on the Finnish Chatbot Platform</text:p>
          </table:table-cell>
          <table:table-cell office:value-type="string" table:style-name="ce1">
            <text:p>Finland</text:p>
          </table:table-cell>
          <table:table-cell office:value-type="string" table:style-name="ce1">
            <text:p>National</text:p>
          </table:table-cell>
          <table:table-cell office:value-type="string" table:style-name="ce1">
            <text:p>https://medium.com/inland/valtionhallinnon-chatbot-verkosto-neuvoo-ulkomaalaisia-yrityksen-perustamisessa-44eb1e0c4443</text:p>
          </table:table-cell>
          <table:table-cell office:value-type="string" table:style-name="ce1">
            <text:p>Natural language process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VeroBot - Chatbot for citizens about tax management<text:s/></text:p>
          </table:table-cell>
          <table:table-cell office:value-type="string" table:style-name="ce1">
            <text:p>The Finnish Tax Administration has published a joint chatbot service together with the Immigration Service and the Patent and Registration Office. The service includes three different chatbots. They utilise artificial intelligence to answer customers' questions. The bots know about work related taxation, immigration and business registration in Finland. At the moment the target group is entrepreneurs from outside Finland. <text:s/>The chatbot service is currently in the trial stage and available only in English. The service is open until the end of June 2019. You can test the chatbot yourself on the tax.fi page. More information at: <text:s/>https://www.vero.fi/en/About-us/contact-us/chat_with_the_tax_authoritie/</text:p>
          </table:table-cell>
          <table:table-cell office:value-type="string" table:style-name="ce1">
            <text:p>Finland</text:p>
          </table:table-cell>
          <table:table-cell office:value-type="string" table:style-name="ce1">
            <text:p>National</text:p>
          </table:table-cell>
          <table:table-cell office:value-type="string" table:style-name="ce1">
            <text:p>https://www.vero.fi/en/e-file/mytax/</text:p>
          </table:table-cell>
          <table:table-cell office:value-type="string" table:style-name="ce1">
            <text:p>Natural language process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Aria - Chatbot answering retired people</text:p>
          </table:table-cell>
          <table:table-cell office:value-type="string" table:style-name="ce1">
            <text:p>National Old Age Insurance Fund (Cnav) is working <text:s/>with "Aria", a chatbot for aswering requests made by retirees, . This chatbot can tell you the amount of income you have declared to the tax authorities, the calendar of next payments, what the direct debit will consist of, etc. , "Aria will be able to speak, will respond to non-retirees and will be able to tackle a larger number of subjects".</text:p>
          </table:table-cell>
          <table:table-cell office:value-type="string" table:style-name="ce1">
            <text:p>France</text:p>
          </table:table-cell>
          <table:table-cell office:value-type="string" table:style-name="ce1">
            <text:p>National</text:p>
          </table:table-cell>
          <table:table-cell office:value-type="string" table:style-name="ce1">
            <text:p>https://www.lassuranceretraite.fr/portail-info/sites/pub/hors-menu/actualites-nationales/retraite/2018/page-9.html<text:s/></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ClaudIA - Chatbot for the invoicing portal for purchases by public authorities</text:p>
          </table:table-cell>
          <table:table-cell office:value-type="string" table:style-name="ce1">
            <text:p>Chatbot has been put in place by the AIFE (State Financial IT Agency) for users of the information system Chorus of SME's and microbusinesses. Available since the end of 2017, this chatbot, called Claudia, is based on IBM's Watson artificial intelligence technology. The AIFE indicates that the number of support contacts "has not stopped increasing, going from 20,000 per month to more than 40,000 (with a peak at 55,000 in January) all channels combined (phone calls, files, live chat , emails, avatar, chatbot). The requests handled manually by level 1 support operators now represent a volume of more than 15,000 per month (18,000 in January!). The AIFE anticipates a doubling of support requests each year. Before Claudia, only half of the requests were processed automatically. Today, the rate has risen to 65%. ‚ÄúIn two months, ClaudIA handled more than 10,000 conversations, with an average of 3.5 interactions per conversation,‚Äù says AIFE. Claudia takes the user context into account and knows how to detect inappropriate interactions.</text:p>
          </table:table-cell>
          <table:table-cell office:value-type="string" table:style-name="ce1">
            <text:p>France</text:p>
          </table:table-cell>
          <table:table-cell office:value-type="string" table:style-name="ce1">
            <text:p>National</text:p>
          </table:table-cell>
          <table:table-cell office:value-type="string" table:style-name="ce1">
            <text:p>https://www.cio-online.com/actualites/lire-chorus-pro-aussi-aide-ses-utilisateurs-avec-un-chatbot-10199.html</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Datakalab - Covid-19 Mask wearing <text:s/>detection In some French cities</text:p>
          </table:table-cell>
          <table:table-cell office:value-type="string" table:style-name="ce1">
            <text:p>France has authorised the use of surveillance cameras to monitor whether passengers on public transport are abiding by the requirement to wear masks. However, France‚Äôs data protection watchdog CNIL called out the practice, saying it was not governed by any legal framework and was therefore illegal. It‚Äôs part of the city‚Äôs efforts to end lockdown and help prevent the spread of Covid-19, but it‚Äôs raised concerns from the government‚Äôs privacy watchdog. The authority began a three-month test of its software from French tech company Datakalab this week at the Chatelet-Les-Halles station in the heart of Paris, normally used by about 33 million passengers per year. Monitors will have access to a dashboard with the proportion of riders believed to be wearing masks. France planned to make mask wearing mandatory in public transportation from May 11 2019 as it planned to ease lockdown measures. The AI was regarded to be able to supplement enforcement agents in stations. Still, CNIL, the government body in charge of privacy, raised concerns that this type of technology carries a risk that the identity of the people being analyzed could be reconstructed. The measures would also qualify under Europe‚Äôs General Data Protection Regulation because the cameras will be collecting people‚Äôs personal data. The project has been terminated earlier due to ethical concerns and the impossiblity to oppose the results of the system. https://www.bfmtv.com/tech/trop-intrusives-les-cameras-de-detection-de-masques-desactivees-a-paris-et-a-cannes_AN-202006220163.html<text:s/></text:p>
          </table:table-cell>
          <table:table-cell office:value-type="string" table:style-name="ce1">
            <text:p>France</text:p>
          </table:table-cell>
          <table:table-cell office:value-type="string" table:style-name="ce1">
            <text:p>Local</text:p>
          </table:table-cell>
          <table:table-cell office:value-type="string" table:style-name="ce1">
            <text:p>https://www.bbc.com/news/world-europe-52529981</text:p>
          </table:table-cell>
          <table:table-cell office:value-type="string" table:style-name="ce1">
            <text:p>Computer vision</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French Fraud - Fraud detection value declarations</text:p>
          </table:table-cell>
          <table:table-cell office:value-type="string" table:style-name="ce1">
            <text:p>A supervised deep mining algorithm is used by French customs in order to detect fraud with value declarations and to analyze cases of identiy fraud or import trafficiking.</text:p>
          </table:table-cell>
          <table:table-cell office:value-type="string" table:style-name="ce1">
            <text:p>France</text:p>
          </table:table-cell>
          <table:table-cell office:value-type="string" table:style-name="ce1">
            <text:p>National</text:p>
          </table:table-cell>
          <table:table-cell office:value-type="string" table:style-name="ce1">
            <text:p>https://www.aiforhumanity.fr/pdfs/MissionVillani_Report_ENG-VF.pdf</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IAlim - Targeting restaurant health inspections</text:p>
          </table:table-cell>
          <table:table-cell office:value-type="string" table:style-name="ce1">
            <text:p>Since November 2019, Ministry of Agriculture inspectors have been able to use ‚ÄúFood AI‚Äù (IAlim) to assist them in targeting their restaurant health inspections more effectively. Refine the targeting of establishments to be inspected in the direct-to-consumer delivery sector (restaurants, food service businesses, distributors) through consumer feedback on online notification sites.<text:s/></text:p>
          </table:table-cell>
          <table:table-cell office:value-type="string" table:style-name="ce1">
            <text:p>France</text:p>
          </table:table-cell>
          <table:table-cell office:value-type="string" table:style-name="ce1">
            <text:p>National</text:p>
          </table:table-cell>
          <table:table-cell office:value-type="string" table:style-name="ce1">
            <text:p>https://agriculture.gouv.fr/telecharger/116478?token=34e41e9143e50e1be2324f7d9bf7f7fceffe7183e5e97acb34d333c90a70b5a6</text:p>
          </table:table-cell>
          <table:table-cell office:value-type="string" table:style-name="ce1">
            <text:p>Natural language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LaBonneBoite - Identification of companies with a high probability of hiring</text:p>
          </table:table-cell>
          <table:table-cell office:value-type="string" table:style-name="ce1">
            <text:p>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hidden vacancies") and to predict which companies are most likely to hire in the near <text:s/>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text:s/></text:p>
          </table:table-cell>
          <table:table-cell office:value-type="string" table:style-name="ce1">
            <text:p>France</text:p>
          </table:table-cell>
          <table:table-cell office:value-type="string" table:style-name="ce1">
            <text:p>National</text:p>
          </table:table-cell>
          <table:table-cell office:value-type="string" table:style-name="ce1">
            <text:p>https://ec.europa.eu/social/BlobServlet?docId=20605&amp;langId=en</text:p>
          </table:table-cell>
          <table:table-cell office:value-type="string" table:style-name="ce1">
            <text:p>Searching</text:p>
          </table:table-cell>
          <table:table-cell office:value-type="string" table:style-name="ce1">
            <text:p>Social protection</text:p>
          </table:table-cell>
          <table:table-cell office:value-type="string" table:style-name="ce1">
            <text:p>Unemployment.</text:p>
          </table:table-cell>
          <table:table-cell table:number-columns-repeated="16376"/>
        </table:table-row>
        <table:table-row table:style-name="ro1">
          <table:table-cell office:value-type="string" table:style-name="ce1">
            <text:p>OpenJustice - Open case law, pseudonymization and enrichment of court decisions</text:p>
          </table:table-cell>
          <table:table-cell office:value-type="string" table:style-name="ce1">
            <text:p>The Court of Cassation , in conjunction with the Ministry of Justice, wishes to develop automatic learning techniques in order to identify the data to be pseudonymized in court decisions before making them accessible and reusable. The results of this work will profoundly transform the dissemination of case law, strengthen the consistency of decisions rendered and citizens' confidence in the judiciary; they can be widely applied to other types of data.This machine learning model to automatically pseudonymize case law data and foster open data of case law. . Aims to foster open data and the development of legal tech start ups</text:p>
          </table:table-cell>
          <table:table-cell office:value-type="string" table:style-name="ce1">
            <text:p>France</text:p>
          </table:table-cell>
          <table:table-cell office:value-type="string" table:style-name="ce1">
            <text:p>National</text:p>
          </table:table-cell>
          <table:table-cell office:value-type="string" table:style-name="ce1">
            <text:p>https://entrepreneur-interet-general.etalab.gouv.fr/defis/2019/openjustice.html</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Law courts</text:p>
          </table:table-cell>
          <table:table-cell table:number-columns-repeated="16376"/>
        </table:table-row>
        <table:table-row table:style-name="ro1">
          <table:table-cell office:value-type="string" table:style-name="ce1">
            <text:p>RenoiRH - Chatbot in HR management rules to facilitate access</text:p>
          </table:table-cell>
          <table:table-cell office:value-type="string" table:style-name="ce1">
            <text:p>Interministerial Center for IT Services Relating to Human Resources (CISIRH) has developed a chatbot specialized in HR management rules to facilitate access to information. The public service includes a large number of standards, nomenclatures and written rules such as those relating to the mobility of agents and their career development.</text:p>
          </table:table-cell>
          <table:table-cell office:value-type="string" table:style-name="ce1">
            <text:p>France</text:p>
          </table:table-cell>
          <table:table-cell office:value-type="string" table:style-name="ce1">
            <text:p>National</text:p>
          </table:table-cell>
          <table:table-cell office:value-type="string" table:style-name="ce1">
            <text:p>https://www.soprahr.com/docs/librariesprovider45/Documents/customer-testimonials---temoignage-clients/t%C3%A9moignage_le-cisirh-innove-avec-son-chatbot-rh-docx.pdf?sfvrsn=7eb4345b_2</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ignauxFaibles - Predictive analysis of business difficulties</text:p>
          </table:table-cell>
          <table:table-cell office:value-type="string" table:style-name="ce1">
            <text:p>The detection of weak signals, which indicate a deterioration in the company's situation, makes it possible to identify more early the companies on which support actions can be offered to the company manager. The innovations relate to: (1) The development of a detection algorithm that uses relevant data and variables and effectively detects companies in difficulty (URSSAF, DIRECCTE, Banque de France data, etc.); (2) The development of a data loading computer system capable of regularly and automatically refreshing data from operational databases. The objective is to dynamically detect 2 to 5 new SMEs per month on the scale of Bourgogne Franche-Comt√©. Expected impacts in terms of digital transformation: an even more effective decentralized State action to support weakened companies. Ultimately, it is a real ‚Äúsecure social network‚Äù centered on the company which will become the daily tool of public actors mobilized around companies in difficulty. Initiated in 2014 on a very local scale, the national deployment of Weak Signals was approved on April 3, 2019 thanks to the signing of an agreement by the historical partners of the project. This partnership allows the establishment of a long-term team that makes scaling possible.</text:p>
          </table:table-cell>
          <table:table-cell office:value-type="string" table:style-name="ce1">
            <text:p>France</text:p>
          </table:table-cell>
          <table:table-cell office:value-type="string" table:style-name="ce1">
            <text:p>National</text:p>
          </table:table-cell>
          <table:table-cell office:value-type="string" table:style-name="ce1">
            <text:p>https://beta.gouv.fr/startups/signaux-faibles.html</text:p>
          </table:table-cell>
          <table:table-cell office:value-type="string" table:style-name="ce1">
            <text:p>Machine learn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Against pornography - Analysis of suspicious material<text:s/></text:p>
          </table:table-cell>
          <table:table-cell office:value-type="string" table:style-name="ce1">
            <text:p>For the prosecution of the distribution, acquisition and possession of child and youth pornographic material for children and adolescents, a large amount of secured and possibly evidence-relevant data must be analysed on a regular basis. For example, non-justiciable holiday pictures must be from child pornography. <text:s/>An automated image recognition system analyses possible images and sort out those that are most likely to depict child or youth pornography. These are then forwarded to the case worker for further investigation. Suspected child or youth pornography images that are submitted to the public prosecutor's office for a decision.</text:p>
          </table:table-cell>
          <table:table-cell office:value-type="string" table:style-name="ce1">
            <text:p>Germany</text:p>
          </table:table-cell>
          <table:table-cell office:value-type="string" table:style-name="ce1">
            <text:p>National</text:p>
          </table:table-cell>
          <table:table-cell office:value-type="string" table:style-name="ce1">
            <text:p>https://www.behoerden-spiegel.de/2021/05/25/ki-im-kampf-gegen-kinderpornografie/</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AI - ARC-D - Automatic Road Condition Detection</text:p>
          </table:table-cell>
          <table:table-cell office:value-type="string" table:style-name="ce1">
            <text:p>Currently there is no automated collection of condition data for all federal motorways. <text:s/>An up-to-date database and an automated assessment of the quality of individual stretches of motorway would be important, e.g. in order to initiate suitable maintenance measures at an early stage and thus prevent cost-intensive long-term damage. <text:s/>A system is being developed, on the basis of image data previously classified by experts, that enables video data to be (partially) (partially) automated evaluation of video data in order to classify roads in terms of their condition. In the long term, other sensor data will also be incorporated.</text:p>
          </table:table-cell>
          <table:table-cell office:value-type="string" table:style-name="ce1">
            <text:p>Germany</text:p>
          </table:table-cell>
          <table:table-cell office:value-type="string" table:style-name="ce1">
            <text:p>National</text:p>
          </table:table-cell>
          <table:table-cell office:value-type="string" table:style-name="ce1">
            <text:p>https://palaimon.io/blog/arcd</text:p>
          </table:table-cell>
          <table:table-cell office:value-type="string" table:style-name="ce1">
            <text:p>Machine learning</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C-19 - Interdepartmental chatbot on the topic of Corona.</text:p>
          </table:table-cell>
          <table:table-cell office:value-type="string" table:style-name="ce1">
            <text:p>Citizens want to receive quick and easy-to-understand information, also about Covid 19 issues. Various channels are available to them for this purpose (including post, e-mail, telephone, personal auditions), but some of these are tied to opening hours and tie up staff resources in the authorities. Since the beginning of the pandemic, the number of enquiries in the public services has increased by up to ten times. A chatbot automatically answers questions from citizens. In the process, existing FAQs are entered as building blocks for a dialogue. In the future, chatbots will have functions for creating applications and clarifying status. The AI components will used primarily for speech recognition, but also for processing the dialogues conducted. C-19 Chatbot provides pre-formulated answers and references to further sources of information</text:p>
          </table:table-cell>
          <table:table-cell office:value-type="string" table:style-name="ce1">
            <text:p>Germany</text:p>
          </table:table-cell>
          <table:table-cell office:value-type="string" table:style-name="ce1">
            <text:p>National</text:p>
          </table:table-cell>
          <table:table-cell office:value-type="string" table:style-name="ce1">
            <text:p>https://chatbot.it.bund.de/</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Child benefit - Voice assistant for parents support</text:p>
          </table:table-cell>
          <table:table-cell office:value-type="string" table:style-name="ce1">
            <text:p>Parents are required by law to provide the registry office with information on the registration of their child in the first days after the birth of their child to the registrar's office, to determine the name and to create the first formal thus also create the first formal prerequisite for receiving parental and child benefits. The bureaucratic burden is increased by the fact that documents are requested at different places in a redundant manner and that there is usually (still) no electronic data exchange. Immediately after the birth, this creates additional work for many parents - in addition to the often tense domestic situation. <text:s/>The guiding principle of the project is: "The data runs, not the parents". First, in 2018, a citizen-friendly, only three-page combination form was developed for entering all necessary data once. Thanks to a cross-institutional parents can hand it in directly at the maternity clinic, and the cooperation partners take care of everything else. take care of everything else. Parents now receive their child's birth certificate by post much faster. The parents now receive their child's birth certificate, the tax ID, the entry in the registration system and the child benefit notice much more quickly by post. The child benefit is transferred directly to their account. On this basis, an online service was service was developed in 2019, which will initially be offered as a pilot to a limited target group in June 2020. at the Asklepios Clinic in Altona. The pilot also includes the use of a voice assistance system to enable the combined application to be completed more easily and with fewer barriers. At stationary terminals in clinics or via tablets or smartphones, parents are guided linguistically through the process. guided through the process. Output of the application data at the responsible registry offices or the family insurance fund. A downstream system checks whether possible follow-up questions are required. Additional link: https://www.hamburg.de/kinderleicht-zum-kindergeld/14362340/ki-kinderleicht-zum-kindergeld/ Additional link: https://www.fokus.fraunhofer.de/de/dps/projekte/Kinderleicht_zum_Kindergeld</text:p>
          </table:table-cell>
          <table:table-cell office:value-type="string" table:style-name="ce1">
            <text:p>Germany</text:p>
          </table:table-cell>
          <table:table-cell office:value-type="string" table:style-name="ce1">
            <text:p>National</text:p>
          </table:table-cell>
          <table:table-cell office:value-type="string" table:style-name="ce1">
            <text:p>https://www.oeffentliche-it.de/documents/10181/14412/KI+im+Beh%C3%B6rdeneinsatz+-+Erfahrungen+und+Empfehlungen<text:s/></text:p>
          </table:table-cell>
          <table:table-cell office:value-type="string" table:style-name="ce1">
            <text:p>Natural language processing</text:p>
          </table:table-cell>
          <table:table-cell office:value-type="string" table:style-name="ce1">
            <text:p>Social protection</text:p>
          </table:table-cell>
          <table:table-cell office:value-type="string" table:style-name="ce1">
            <text:p>Family and children.</text:p>
          </table:table-cell>
          <table:table-cell table:number-columns-repeated="16376"/>
        </table:table-row>
        <table:table-row table:style-name="ro1">
          <table:table-cell office:value-type="string" table:style-name="ce1">
            <text:p>Germany's Federal Office for Migrants and Refugees - Refugee Language Detection</text:p>
          </table:table-cell>
          <table:table-cell office:value-type="string" table:style-name="ce1">
            <text:p>Germany's Federal Office for Migrants and Refugees uses a voice recognition software that seeks to identify which country migrants without documentation are from. The Federal Office for Migrants and Refugees said the automated new system would begin within two weeks. The aim is to detect Arabic-speaking migrants claiming to be Syrian to increase their chances of asylum. The new software will run alongside techniques already in use to establish a person's identity. A variety of data will be examined, including the asylum-seeker's documentation, before a final decision is made. If necessary, officials will also seek expert opinion. Linguists argue it would, however, be challenging for an automatic machine to be completely accurate, as language and vocabulary are ever-changing, reducing the effectiveness and accuracy.<text:s/></text:p>
          </table:table-cell>
          <table:table-cell office:value-type="string" table:style-name="ce1">
            <text:p>Germany</text:p>
          </table:table-cell>
          <table:table-cell office:value-type="string" table:style-name="ce1">
            <text:p>National</text:p>
          </table:table-cell>
          <table:table-cell office:value-type="string" table:style-name="ce1">
            <text:p>https://www.dw.com/en/automatic-speech-analysis-software-used-to-verify-refugees-dialects/a-37980819</text:p>
          </table:table-cell>
          <table:table-cell office:value-type="string" table:style-name="ce1">
            <text:p>Audio processing</text:p>
          </table:table-cell>
          <table:table-cell office:value-type="string" table:style-name="ce1">
            <text:p>Public order and safety</text:p>
          </table:table-cell>
          <table:table-cell office:value-type="string" table:style-name="ce1">
            <text:p>Public order and safety n.e.c.</text:p>
          </table:table-cell>
          <table:table-cell table:number-columns-repeated="16376"/>
        </table:table-row>
        <table:table-row table:style-name="ro1">
          <table:table-cell office:value-type="string" table:style-name="ce1">
            <text:p>Govbot - <text:s/>Administrative search engine for citizens' enquiries<text:s/></text:p>
          </table:table-cell>
          <table:table-cell office:value-type="string" table:style-name="ce1">
            <text:p>GovBot which is in use with the administrative search engine of the administration of the German State North Rhine-Westphalia. The search engine for administrative matters guarantees citizens easy and clear access to information. It indexes all websites of the state of North Rhine-Westphalia, the regional associations, many chambers, all districts and municipalities of the state of North Rhine-Westphalia and thus accesses over 12 million individual websites in a search index. Using their own search interface, users can search for administrative terms and problems, are pointed out to correct administrative terms with search word recommendations and, if necessary, are given specific responsibilities for a problem. The full text search result - broken down by administrative level - completes the offer, with a map section showing the specific location of the relevant authority. https://www.verwaltungssuchmaschine.nrw/</text:p>
          </table:table-cell>
          <table:table-cell office:value-type="string" table:style-name="ce1">
            <text:p>Germany</text:p>
          </table:table-cell>
          <table:table-cell office:value-type="string" table:style-name="ce1">
            <text:p>Regional</text:p>
          </table:table-cell>
          <table:table-cell office:value-type="string" table:style-name="ce1">
            <text:p>https://publicplan.de/projekt/verwaltungssuchmaschine-nrw</text:p>
          </table:table-cell>
          <table:table-cell office:value-type="string" table:style-name="ce1">
            <text:p>Search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Notification procedure - Automatic control of accident occurring at the workplace</text:p>
          </table:table-cell>
          <table:table-cell office:value-type="string" table:style-name="ce1">
            <text:p>If an accident occurs at the workplace or on the way to and from work caused by a third party, the Employer's Liability Insurance Association checks whether this third party can be held liable. In the case of suspected recourse, a standardised document was forwarded to the central office for recourse proceedings and manually pre-checked. <text:s/>Based on about one million completed (successful and unsuccessful) recourse and unsuccessful) subrogation proceedings, an AI is trained to assess to what extent there is a sufficient probability of successful subrogation proceedings in current and old cases. exists in current and old cases. Using text mining, the data is also searched for critical keywords to provide further to provide further supporting information for the later decision by the case handler. (Were the police called? Was there an assault?). The forecasts and all information necessary for the decision are made available to the recourse department via a web interface. The AI calculates the plausibility for a possible recourse procedure, the amount of the total costs and at the same time forecasts the probability of success.<text:s/></text:p>
          </table:table-cell>
          <table:table-cell office:value-type="string" table:style-name="ce1">
            <text:p>Germany</text:p>
          </table:table-cell>
          <table:table-cell office:value-type="string" table:style-name="ce1">
            <text:p>National</text:p>
          </table:table-cell>
          <table:table-cell office:value-type="string" table:style-name="ce1">
            <text:p>https://www.oeffentliche-it.de/documents/10181/14412/KI+im+Beh%C3%B6rdeneinsatz+-+Erfahrungen+und+Empfehlungen<text:s/></text:p>
          </table:table-cell>
          <table:table-cell office:value-type="string" table:style-name="ce1">
            <text:p>Natural language process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Study certificates - Automatic recognition for applying for child benefit</text:p>
          </table:table-cell>
          <table:table-cell office:value-type="string" table:style-name="ce1">
            <text:p>To apply for child benefit, the current certificate of study of the child in question must be submitted twice a year. This results in a high volume of documents to be checked by hand, especially since the German universities could not agree on a uniform form.The client uploads the certificate of study to an appropriate website. The text of the certificate of study is extracted with OCR (Optical Character Recognition) and transferred to the system for classification. Four issues are checked: -Is it a certificate of study (yes/no) and with what probability (score)? probability (score)? -Is it the right child? -Is it the correct validity period/semester? -Is it a known German university? The result of the classification is displayed to the employees in the specialist procedure of the family benefits office. At the same time, the result of the check procedure "Studienbescheinigung ja /nein" (certificate of study yes /no) is indicated. This must then be actively accepted by the employee. <text:s/>The training data currently consists of 60,000 study certificates that are semi-automatically annotated and annotated and then used for training. Using a specially developed algorithm, the personal data is anonymised before classification and can therefore also be used as training data. and can therefore also be used as training data. The classification of the study certificate is carried out by: Naive Base/Support Vector Machine / Logistic Regression. To NLP (Natural Language Processing), Named Entity Recognition is used for data extraction.</text:p>
          </table:table-cell>
          <table:table-cell office:value-type="string" table:style-name="ce1">
            <text:p>Germany</text:p>
          </table:table-cell>
          <table:table-cell office:value-type="string" table:style-name="ce1">
            <text:p>National</text:p>
          </table:table-cell>
          <table:table-cell office:value-type="string" table:style-name="ce1">
            <text:p>https://www.oeffentliche-it.de/documents/10181/14412/KI+im+Beh%C3%B6rdeneinsatz+-+Erfahrungen+und+Empfehlungen<text:s/></text:p>
          </table:table-cell>
          <table:table-cell office:value-type="string" table:style-name="ce1">
            <text:p>Natural language processing</text:p>
          </table:table-cell>
          <table:table-cell office:value-type="string" table:style-name="ce1">
            <text:p>Social protection</text:p>
          </table:table-cell>
          <table:table-cell office:value-type="string" table:style-name="ce1">
            <text:p>Family and children.</text:p>
          </table:table-cell>
          <table:table-cell table:number-columns-repeated="16376"/>
        </table:table-row>
        <table:table-row table:style-name="ro1">
          <table:table-cell office:value-type="string" table:style-name="ce1">
            <text:p>CERTH-MUKA - Public Organizations Multi-factor Misinformation Handling<text:s/></text:p>
          </table:table-cell>
          <table:table-cell office:value-type="string" table:style-name="ce1">
            <text:p>A pilot project of the ETAPAS project. The deployment of AI for fake news detection and prioritization of emerging issues in the municipality of Katerini (Greece) is assessed by the ETAPAS framework to identify all relevant ethical and social risks and propose mitigation actions, eliminating any relevant risks and unforeseen consequences.</text:p>
          </table:table-cell>
          <table:table-cell office:value-type="string" table:style-name="ce1">
            <text:p>Greece</text:p>
          </table:table-cell>
          <table:table-cell office:value-type="string" table:style-name="ce1">
            <text:p>Local</text:p>
          </table:table-cell>
          <table:table-cell office:value-type="string" table:style-name="ce1">
            <text:p>https://www.etapasproject.eu/usecases/post-4/</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Home Quarantine App - Supporting the use of electronic control for home quarantine</text:p>
          </table:table-cell>
          <table:table-cell office:value-type="string" table:style-name="ce1">
            <text:p>In early May 2020, a Government Decree has allowed the use of electronic control for home quarantine. The developer company, Asura Technologies, who approached the government with the idea of the Home Quarantine App. Asura is a Hungarian company with experience facial recognition and GPS-location technologies. Though all personal data remains with the state and Asura has no access to them (they just establish a connection between them), the app itself is operated by the developer company.The use of the app is voluntary; however, the relevant decree encourages its use as the fines for infringement of quarantine rules are lower if one agrees to use the app.</text:p>
          </table:table-cell>
          <table:table-cell office:value-type="string" table:style-name="ce1">
            <text:p>Hungary</text:p>
          </table:table-cell>
          <table:table-cell office:value-type="string" table:style-name="ce1">
            <text:p>National</text:p>
          </table:table-cell>
          <table:table-cell office:value-type="string" table:style-name="ce1">
            <text:p>https://metamorphosis.org.mk/wp-content/uploads/2021/04/algovrithms_2.0_report-2021.pdf</text:p>
          </table:table-cell>
          <table:table-cell office:value-type="string" table:style-name="ce1">
            <text:p>Computer vision</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T√âBA - Decision on the Maternity Benefit <text:s/>following the family support scheme of the Hungarian State Treasury<text:s/></text:p>
          </table:table-cell>
          <table:table-cell office:value-type="string" table:style-name="ce1">
            <text:p>The Treasury operates some other complex algorithms, such as an ASP-system for local governments that aims to: <text:s text:c="3"/>Support local governments in the performance of their tasks and internal operation, the development and electronic development of organizations and processes, the improvement of efficiency, and the reduction of their costs, <text:s text:c="2"/>Monitor the management of local governments with modern tools and methods. <text:s text:c="2"/>Monitor the financing mechanisms of the local government subsystem. <text:s text:c="2"/>Provide access to electronic administration services for the population and businesses living in the affected areas on a single platform in certain municipal administration processes. <text:s text:c="2"/>Another example is the KIRA system, which provides centralized payroll accounting for employees of state and municipal budget bodies (government officials, civil and public servants, foster parents, and other state employees). However, though the above-mentioned systems are suitable to perform statistical and (risk) analysis, they do not involve the narrowly interpreted automated-decision making.</text:p>
          </table:table-cell>
          <table:table-cell office:value-type="string" table:style-name="ce1">
            <text:p>Hungary</text:p>
          </table:table-cell>
          <table:table-cell office:value-type="string" table:style-name="ce1">
            <text:p>National</text:p>
          </table:table-cell>
          <table:table-cell office:value-type="string" table:style-name="ce1">
            <text:p>https://metamorphosis.org.mk/wp-content/uploads/2021/04/algovrithms_2.0_report-2021.pdf</text:p>
          </table:table-cell>
          <table:table-cell office:value-type="string" table:style-name="ce1">
            <text:p>AI Services</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V√©da-KAFIR-ROBOTZSARU (‚ÄòRobocop‚Äô) - System Operated by the Police for Traffic Safety Automated Processing</text:p>
          </table:table-cell>
          <table:table-cell office:value-type="string" table:style-name="ce1">
            <text:p>V√©da is an intelligent road traffic camera system, which provides data to KAFIR (K√∂zleked√©sbiztons√°gi Automatiz√°lt Feldolgoz√≥ √©s Inform√°ci√≥s Rendszer - Traffic Safety Automated Processing and Information System). Together with the solutions provided by Robotzsaru (‚ÄòRobocop‚Äô), an integrated administration, case processing and electronic records management system, basically the main software of the police, fines for road traffic violations are almost automatic The cameras record the registration number, speed of the vehicle, the coordinates of the location, the date and time of the event. This data is transferred to the KAFIR, which cross-checks data with the traffic registry (e.g., if the vehicle is stolen) and uploads everything together in the Robotzsaru IT system. The generated files are then classified and transmitted to the responsible authority. Up to this point, there is no possibility for human interference. Possible infringements are punishable under no-fault liability and the data is unquestionable, even if the decision is made automatically. However, there is an ex-post check by the administrator.</text:p>
          </table:table-cell>
          <table:table-cell office:value-type="string" table:style-name="ce1">
            <text:p>Hungary</text:p>
          </table:table-cell>
          <table:table-cell office:value-type="string" table:style-name="ce1">
            <text:p>National</text:p>
          </table:table-cell>
          <table:table-cell office:value-type="string" table:style-name="ce1">
            <text:p>https://metamorphosis.org.mk/wp-content/uploads/2021/04/algovrithms_2.0_report-2021.pdf</text:p>
          </table:table-cell>
          <table:table-cell office:value-type="string" table:style-name="ce1">
            <text:p>Computer vision</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The Dublin Beat - Citizen opinion analysis</text:p>
          </table:table-cell>
          <table:table-cell office:value-type="string" table:style-name="ce1">
            <text:p>The Dublin Beat analyses citizen opinions in the Dublin Region for an overview of their most pressing concerns. Each month public tweets are collated by the AItext analytics platform Citibeats, whose artificial intelligence algorithms have been trained for understanding opinions in the local context of Dublin. This can assist local authorities to better understand how local people feel about civic issues. <text:s/>The resulting analysis based on the gathered online data is presented via visual dashboards and through monthly reports provided online. The different reports give an overview of key issues such as how people feel about environmental issues, cultural events or city region developments expressed on the online media. The Dublin Beat can help local authorities to better understand how citizens feel about key issues and ensure that civic efforts and policy reflect the needs of communities. But of course, it is important to note that these insights are indicative only of the sentiments expressed by a cohort of citizens who use social media. Local authorities employ other methods to ensure truly inclusive citizen engagement.</text:p>
          </table:table-cell>
          <table:table-cell office:value-type="string" table:style-name="ce1">
            <text:p>Ireland</text:p>
          </table:table-cell>
          <table:table-cell office:value-type="string" table:style-name="ce1">
            <text:p>Local</text:p>
          </table:table-cell>
          <table:table-cell office:value-type="string" table:style-name="ce1">
            <text:p>https://smartdublin.ie/smart-dublin-explores-how-ai-social-media-can-help-improve-the-city-region/</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R&amp;D general public services.</text:p>
          </table:table-cell>
          <table:table-cell table:number-columns-repeated="16376"/>
        </table:table-row>
        <table:table-row table:style-name="ro1">
          <table:table-cell office:value-type="string" table:style-name="ce1">
            <text:p>VDA - Voicebot on calls from Irish taxpayer on tax clearance</text:p>
          </table:table-cell>
          <table:table-cell office:value-type="string" table:style-name="ce1">
            <text:p>In early 2018, the Irish Revenue Commissioners began investigating the potential of Artificial Intelligence to provide a more efficient, effective experience for customers using their telephony services. A pilot project was initiated to examine if AI based Natural Language Processing (NLP) technologies could be used to deliver an improved customer service, reduce costs and increase efficiencies. This resulted in the implementation of a Virtual Digital Agent (VDA) or voicebot which was designed to focus on a subset of calls from the Irish taxpayer relating to tax clearance. On a daily basis, taxpayers contact Irish Revenue tax clearance customer support asking how to apply for tax clearance; enquiring what their current tax clearance status is; requesting more information on expired, refused &amp; rescinded tax clearance applications as well as just looking for information on tax clearance itself. It is reported that currently, up to 50% of calls were handled from start to finish by the voicebot, <text:s/>70% of first-time applicants engaged with the voicebot when submitting their application, 75% of tax clearance holders were able to retrieve their tax clearance access number (TCAN). Only in 10% of the calls, the calls were transferred to a human operator due to the inability of the voicebot to understand the request.<text:s/></text:p>
          </table:table-cell>
          <table:table-cell office:value-type="string" table:style-name="ce1">
            <text:p>Ireland</text:p>
          </table:table-cell>
          <table:table-cell office:value-type="string" table:style-name="ce1">
            <text:p>National</text:p>
          </table:table-cell>
          <table:table-cell office:value-type="string" table:style-name="ce1">
            <text:p>https://www.ops2020.gov.ie/actions/innovating-for-our-future/innovation/emerging-technology/artificial-intelligence/revenue-chatbot/</text:p>
          </table:table-cell>
          <table:table-cell office:value-type="string" table:style-name="ce1">
            <text:p>Audio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Borbot - Virtual assistant for museums</text:p>
          </table:table-cell>
          <table:table-cell office:value-type="string" table:style-name="ce1">
            <text:p>Borbot <text:s/>(acronym for Bourbons and Robotics) is a virtual assistant, adopted by the National Museum of the Royal Palace of Caserta, which through machine learning techniques is able to answer user questions, providing detailed tourist information and news about the monument. The mobile system supports the Museum's front office service and allows customer service staff to concentrate on the services with greater added value.</text:p>
          </table:table-cell>
          <table:table-cell office:value-type="string" table:style-name="ce1">
            <text:p>Italy</text:p>
          </table:table-cell>
          <table:table-cell office:value-type="string" table:style-name="ce1">
            <text:p>Local</text:p>
          </table:table-cell>
          <table:table-cell office:value-type="string" table:style-name="ce1">
            <text:p>https://borbot.it/</text:p>
          </table:table-cell>
          <table:table-cell office:value-type="string" table:style-name="ce1">
            <text:p>Natural language processing</text:p>
          </table:table-cell>
          <table:table-cell office:value-type="string" table:style-name="ce1">
            <text:p>Recreation, culture and religion</text:p>
          </table:table-cell>
          <table:table-cell office:value-type="string" table:style-name="ce1">
            <text:p>Cultural services.</text:p>
          </table:table-cell>
          <table:table-cell table:number-columns-repeated="16376"/>
        </table:table-row>
        <table:table-row table:style-name="ro1">
          <table:table-cell office:value-type="string" table:style-name="ce1">
            <text:p>Noovle - Management of health documentation</text:p>
          </table:table-cell>
          <table:table-cell office:value-type="string" table:style-name="ce1">
            <text:p>Machine Learning techniques are used for the automatic identification of the salient parts of the discharge letters in order to automatically identify the diagnoses present therein according to the international coding ICD-9-CM. This allows to develop better services connected to the electronic health record, capable of offering added value both to the clinical environment (by developing applications to support clinical decisions) and to that of regional governance (population medicine, prevention, etc.). the solution is adopted by the Veneto Region owning the electronic health record initiative and being globally in charge of the regional healthcare system. Also documented by Google: https://cloud.google.com/customers/veneto-region</text:p>
          </table:table-cell>
          <table:table-cell office:value-type="string" table:style-name="ce1">
            <text:p>Italy</text:p>
          </table:table-cell>
          <table:table-cell office:value-type="string" table:style-name="ce1">
            <text:p>Regional</text:p>
          </table:table-cell>
          <table:table-cell office:value-type="string" table:style-name="ce1">
            <text:p>https://www.noovle.ch/project/arsenal-it-centro-veneto-ricerca-e-innovazione-per-la-sanita-digitale/</text:p>
          </table:table-cell>
          <table:table-cell office:value-type="string" table:style-name="ce1">
            <text:p>Machine learning</text:p>
          </table:table-cell>
          <table:table-cell office:value-type="string" table:style-name="ce1">
            <text:p>Health</text:p>
          </table:table-cell>
          <table:table-cell office:value-type="string" table:style-name="ce1">
            <text:p>R&amp;D health.</text:p>
          </table:table-cell>
          <table:table-cell table:number-columns-repeated="16376"/>
        </table:table-row>
        <table:table-row table:style-name="ro1">
          <table:table-cell office:value-type="string" table:style-name="ce1">
            <text:p>Pierino - PIatform for the extraction and retrieval of online information</text:p>
          </table:table-cell>
          <table:table-cell office:value-type="string" table:style-name="ce1">
            <text:p>Pierino (acronym for PIatform for the extraction and retrieval of online information) is a platform for the automatic analysis of linguistic data, which works through AI semantic analysis techniques and modules for the automatic treatment of natural language.The platform was used for the first time by the Ministry of Education to analyze the data of the public consultation "The good school" and made it possible to process and synthesize 270 thousand comments in less than a week, making it possible to significantly reduce analysis times of the questionnaires. The platform was designed in such a way to be as flexible as possible to quickly process data from future consultations.</text:p>
          </table:table-cell>
          <table:table-cell office:value-type="string" table:style-name="ce1">
            <text:p>Italy</text:p>
          </table:table-cell>
          <table:table-cell office:value-type="string" table:style-name="ce1">
            <text:p>National</text:p>
          </table:table-cell>
          <table:table-cell office:value-type="string" table:style-name="ce1">
            <text:p>https://www.researchgate.net/publication/323280575_NLP_and_Public_Engagement_the_Case_of_the_Italian_School_Reform</text:p>
          </table:table-cell>
          <table:table-cell office:value-type="string" table:style-name="ce1">
            <text:p>Natural language processing</text:p>
          </table:table-cell>
          <table:table-cell office:value-type="string" table:style-name="ce1">
            <text:p>Education</text:p>
          </table:table-cell>
          <table:table-cell office:value-type="string" table:style-name="ce1">
            <text:p>R&amp;D education.</text:p>
          </table:table-cell>
          <table:table-cell table:number-columns-repeated="16376"/>
        </table:table-row>
        <table:table-row table:style-name="ro1">
          <table:table-cell office:value-type="string" table:style-name="ce1">
            <text:p>R1 - humanoid robot</text:p>
          </table:table-cell>
          <table:table-cell office:value-type="string" table:style-name="ce1">
            <text:p>R1, the humanoid robot designed to assist us on several occasions. R1 is equipped with sophisticated mechanics, sensors and artificial intelligence that make it one of the most complete humanoids on the international scene. R1, used as a pilot project at the ETAPAS H2020 project (https://www.etapasproject.eu/usecases/post-2/), <text:s/>will be able to be used as a low-cost assistive-rehabilitation robot in rehabilitation gyms to integrate more traditional treatments, support the clinical-assistance staff in the ward, as well as at the patient's home, where he can bring objects, help the assisted person to find them or to take them if difficult to reach. R1 will also be able to remember appointments or take medicines and recognize falls to manage any emergencies.</text:p>
          </table:table-cell>
          <table:table-cell office:value-type="string" table:style-name="ce1">
            <text:p>Italy</text:p>
          </table:table-cell>
          <table:table-cell office:value-type="string" table:style-name="ce1">
            <text:p>National</text:p>
          </table:table-cell>
          <table:table-cell office:value-type="string" table:style-name="ce1">
            <text:p>https://www.dongnocchi.it/news-ed-eventi/@news/robot-e-realta-virtuale-a-technology-hub-ecco-la-riabilitazione-innovativa</text:p>
          </table:table-cell>
          <table:table-cell office:value-type="string" table:style-name="ce1">
            <text:p>Automated reasoning</text:p>
          </table:table-cell>
          <table:table-cell office:value-type="string" table:style-name="ce1">
            <text:p>Health</text:p>
          </table:table-cell>
          <table:table-cell office:value-type="string" table:style-name="ce1">
            <text:p>Medical products, appliances and equipment.</text:p>
          </table:table-cell>
          <table:table-cell table:number-columns-repeated="16376"/>
        </table:table-row>
        <table:table-row table:style-name="ro1">
          <table:table-cell office:value-type="string" table:style-name="ce1">
            <text:p>Smart Planner - Navigation planning assistant</text:p>
          </table:table-cell>
          <table:table-cell office:value-type="string" table:style-name="ce1">
            <text:p>A planning navigation app ("Viaggia + &lt;name of the city&gt;") which is based on AI techniques and is able to suggest users who connect through an app from their smartphone the fastest and most ecological solutions to reach a specific destination in the city. Through the analysis of data intercepted from multiple sources, the app gives personalized indications on which public, private or shared means of transport should be used to reduce polluting emissions and travel times. The Smart Planner solution is reported to have been in use in the cities of Trento and Rovereto as well as the Emilia Romagna region.</text:p>
          </table:table-cell>
          <table:table-cell office:value-type="string" table:style-name="ce1">
            <text:p>Italy</text:p>
          </table:table-cell>
          <table:table-cell office:value-type="string" table:style-name="ce1">
            <text:p>Local</text:p>
          </table:table-cell>
          <table:table-cell office:value-type="string" table:style-name="ce1">
            <text:p>https://www.smartcommunitylab.it/app/</text:p>
          </table:table-cell>
          <table:table-cell office:value-type="string" table:style-name="ce1">
            <text:p>Planning and Scheduling</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TALIA SF - Extract and organize knowledge coming from the analysis of a huge quantity of textual documents</text:p>
          </table:table-cell>
          <table:table-cell office:value-type="string" table:style-name="ce1">
            <text:p>The TALIA SF is able to extract and organize knowledge coming from the analysis of a huge quantity of textual documents produced by the projects funded by the Interreg MED Programme. This knowledge proves to be invaluable to the management of innovation policies and for the capitalization of the most successful projects results. TALIA semantic framework is handled by Innovapuglia the in-house company of the Regional Government of Apulia.</text:p>
          </table:table-cell>
          <table:table-cell office:value-type="string" table:style-name="ce1">
            <text:p>Italy</text:p>
          </table:table-cell>
          <table:table-cell office:value-type="string" table:style-name="ce1">
            <text:p>National</text:p>
          </table:table-cell>
          <table:table-cell office:value-type="string" table:style-name="ce1">
            <text:p>https://social-and-creative.interreg-med.eu/no-cache/press-room/news/detail/actualites/the-sc-community-tools-the-semantic-framework/</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R&amp;D general public services.</text:p>
          </table:table-cell>
          <table:table-cell table:number-columns-repeated="16376"/>
        </table:table-row>
        <table:table-row table:style-name="ro1">
          <table:table-cell office:value-type="string" table:style-name="ce1">
            <text:p>Toscana Open Research - Allows users to access information through "queries" without having to know the technical terms</text:p>
          </table:table-cell>
          <table:table-cell office:value-type="string" table:style-name="ce1">
            <text:p>The portal of the Tuscany Region designed to communicate and enhance the Tuscan system of research, innovation and higher education and to promote increasingly transparent and inclusive governance. The integration of data through a domain ontology allows users to query without having to use the technical terminology related to the physical organisation of databases and their complex internal structure.</text:p>
          </table:table-cell>
          <table:table-cell office:value-type="string" table:style-name="ce1">
            <text:p>Italy</text:p>
          </table:table-cell>
          <table:table-cell office:value-type="string" table:style-name="ce1">
            <text:p>Regional</text:p>
          </table:table-cell>
          <table:table-cell office:value-type="string" table:style-name="ce1">
            <text:p>http://www.toscanaopenresearch.it/explore-the-data/#/</text:p>
          </table:table-cell>
          <table:table-cell office:value-type="string" table:style-name="ce1">
            <text:p>Knowledge representation</text:p>
          </table:table-cell>
          <table:table-cell office:value-type="string" table:style-name="ce1">
            <text:p>General public services</text:p>
          </table:table-cell>
          <table:table-cell office:value-type="string" table:style-name="ce1">
            <text:p>R&amp;D general public services.</text:p>
          </table:table-cell>
          <table:table-cell table:number-columns-repeated="16376"/>
        </table:table-row>
        <table:table-row table:style-name="ro1">
          <table:table-cell office:value-type="string" table:style-name="ce1">
            <text:p>Automatic decision making of the Electronic Declaration System of the State Revenue Service</text:p>
          </table:table-cell>
          <table:table-cell office:value-type="string" table:style-name="ce1">
            <text:p>The Electronic Declaration System (EDS) of the State Revenue Service shall use the decision-making automating elements by automatically verifying the submitted declarations. It allows the approval of a declaration up to 2/3 which does not reveal non-compliance and thus allows experts to devote time only to checking declarations where non-compliance has been detected. In the future, there is great potential for ML solutions that will help to explore the client of public administration by promoting more efficient services for citizens, reducing the shadow economy and money laundering. At: https://www.vid.gov.lv/en/electronic-declaration-system "EDS provides automated verification of correctness of document completion and information of the customer about results."</text:p>
          </table:table-cell>
          <table:table-cell office:value-type="string" table:style-name="ce1">
            <text:p>Latvia</text:p>
          </table:table-cell>
          <table:table-cell office:value-type="string" table:style-name="ce1">
            <text:p>National</text:p>
          </table:table-cell>
          <table:table-cell office:value-type="string" table:style-name="ce1">
            <text:p>https://www.vid.gov.lv/en/electronic-declaration-system</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FITS ITEMS - Road safety<text:s/></text:p>
          </table:table-cell>
          <table:table-cell office:value-type="string" table:style-name="ce1">
            <text:p>The State Public Traffic Safety Directorate uses the FITS ("Future Intelligent Transport Systems")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text:s/></text:p>
          </table:table-cell>
          <table:table-cell office:value-type="string" table:style-name="ce1">
            <text:p>Latvia</text:p>
          </table:table-cell>
          <table:table-cell office:value-type="string" table:style-name="ce1">
            <text:p>National</text:p>
          </table:table-cell>
          <table:table-cell office:value-type="string" table:style-name="ce1">
            <text:p>https://investinlatvia.org/en/key-sectors/sectors/smart-city</text:p>
          </table:table-cell>
          <table:table-cell office:value-type="string" table:style-name="ce1">
            <text:p>Computer vision</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Hugo - Virtual Assistant for governments</text:p>
          </table:table-cell>
          <table:table-cell office:value-type="string" table:style-name="ce1">
            <text:p>The institution of direct administration under the authority of the Minister for Culture, the Culture Information Systems Centre (hereinafter - KISC), has commenced a single development of a virtual assistant platform of State administration. KISC has created and further developed the language technology platform for public administration, Hugo.lv. The Hugo.lv website provides machine translation, speech recognition and synthesis. National regulatory authorities will have to face challenges when they start using a virtual assistant, as they will have to learn to adapt it to their needs. It should be noted that regulatory frameworks often change and institutions will have to maintain an up-to-date virtual assistant knowledge base. This is a NLP Chatbot for Government which provides Software as a Service (SaaP) possibility on a shared platform.</text:p>
          </table:table-cell>
          <table:table-cell office:value-type="string" table:style-name="ce1">
            <text:p>Latvia</text:p>
          </table:table-cell>
          <table:table-cell office:value-type="string" table:style-name="ce1">
            <text:p>National</text:p>
          </table:table-cell>
          <table:table-cell office:value-type="string" table:style-name="ce1">
            <text:p>https://ec.europa.eu/cefdigital/wiki/download/attachments/61932141/2_04_Janis%20Ziedins_Artus%20Vasiljevskis_Hugo.lv-AI_powered_service.pdf?version=1&amp;modificationDate=1544438787726&amp;api=v2</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LAA - Pilot lung cancer risk assessment</text:p>
          </table:table-cell>
          <table:table-cell office:value-type="string" table:style-name="ce1">
            <text:p>In Latvia, a pilot project for developing lung cancer risk assessment, early diagnosis and forecasting techniques based on large data analysis. Doctors acknowledge that treatment is more effective when it is detected as soon as possible. Over the course of the project, ML is intended to be used to diagnose cancer. In this area, the Latvian Investment and Development Agency (LAA) has approved two strategic commercialisation projects under the ‚ÄúAid for Development of Technology Transfer System‚Äù programme for a total amount of EUR 600 thousand. In the event of successful cooperation, a genomics centre may be developed in Latvia, with the necessary technical and research infrastructure, which, using data stored in the ‚Äúdata lake‚Äù (data lake), would be able to achieve European excellence in applied research and services. In turn, the genomics centre would result in new and unique data.</text:p>
          </table:table-cell>
          <table:table-cell office:value-type="string" table:style-name="ce1">
            <text:p>Latvia</text:p>
          </table:table-cell>
          <table:table-cell office:value-type="string" table:style-name="ce1">
            <text:p>National</text:p>
          </table:table-cell>
          <table:table-cell office:value-type="string" table:style-name="ce1">
            <text:p>https://issuu.com/rigastehniskauniversitate/docs/innovation_2018_rudens_new_eng_link/5</text:p>
          </table:table-cell>
          <table:table-cell office:value-type="string" table:style-name="ce1">
            <text:p>Knowledge representation</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Toms - Chatbot facilitating customer communication with the State Revenue service</text:p>
          </table:table-cell>
          <table:table-cell office:value-type="string" table:style-name="ce1">
            <text:p>A Chatbot facilitating customer communication with the State Revenue service (working time, locations, etc.), registration of economic operators, use of the Electronic Declaration System (access facilities, general issues on EDs), annual income statement and eligible expenditure (mandatory submission, types of eligible expenditure, repayment and payment deadlines), as well as the mobile application ‚ÄúEligible expenditure‚Äù. Consulting is availability 24/7, freeing employees from answering typical questions.</text:p>
          </table:table-cell>
          <table:table-cell office:value-type="string" table:style-name="ce1">
            <text:p>Latvia</text:p>
          </table:table-cell>
          <table:table-cell office:value-type="string" table:style-name="ce1">
            <text:p>National</text:p>
          </table:table-cell>
          <table:table-cell office:value-type="string" table:style-name="ce1">
            <text:p>https://www.vid.gov.lv/</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UNA - Chatbot regarding the process of enterprise registration</text:p>
          </table:table-cell>
          <table:table-cell office:value-type="string" table:style-name="ce1">
            <text:p>In 2018, the Register of Enterprises of Latvia introduced the Chatbot UNA (Future assistant for entrepreneurs - FAE) to answer frequently asked questions regarding the process of enterprise registration. The name UNA has a symbolic meaning as it stands for the Future Support of Entrepreneurs in the Latvian language. Chatbots are available 24/7 and thus able to make communication between citizens and the state accessible and friendly. UNA is available on both the website of the Register of Enterprises as well as on the Facebook page as part of the Facebook messenger application. UNA is able to answer frequently asked questions about the registration of their businesses as well as the liquidation, merchants, companies and organizations. If citizens already have an application in progress, they are also able to ask about the progress of their documents. At the moment, UNA only works in the Latvian language. <text:s/>A Latvian company, Tilde, specializing in AI technologies cooperated in the development of UNA. The usage of the conversational agent has been argued to be highly successful and has been nominated for numerous awards such as the OECD's Public Excellence, World Summit Awards and others. According to the first performance indicators, 44% of the questions asked on UNA are considered to be general of nature and easily taken care of by the Chatbot.<text:s text:c="2"/></text:p>
          </table:table-cell>
          <table:table-cell office:value-type="string" table:style-name="ce1">
            <text:p>Latvia</text:p>
          </table:table-cell>
          <table:table-cell office:value-type="string" table:style-name="ce1">
            <text:p>National</text:p>
          </table:table-cell>
          <table:table-cell office:value-type="string" table:style-name="ce1">
            <text:p>https://oecd-opsi.org/innovations/una-the-first-virtual-assistant-of-public-administration-in-latvia/</text:p>
          </table:table-cell>
          <table:table-cell office:value-type="string" table:style-name="ce1">
            <text:p>Natural language process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VARIS - Reviews all the applicants to Rural Support Service</text:p>
          </table:table-cell>
          <table:table-cell office:value-type="string" table:style-name="ce1">
            <text:p>The Rural Support Service (‚ÄúLAD‚Äù) uses the virtual assistant ‚ÄúVARIS‚Äù. The ‚ÄúVARIS‚Äù shall review all aid applicants in the LAD database, then obtain information about the responsible persons of the company in the Lursoft database. The register of penalties ‚ÄúVARIS‚Äù shall check that the beneficiary has not been penalised. The resulting information ‚ÄúVARIS‚Äù shall be inserted into the LAD database.</text:p>
          </table:table-cell>
          <table:table-cell office:value-type="string" table:style-name="ce1">
            <text:p>Latvia</text:p>
          </table:table-cell>
          <table:table-cell office:value-type="string" table:style-name="ce1">
            <text:p>National</text:p>
          </table:table-cell>
          <table:table-cell office:value-type="string" table:style-name="ce1">
            <text:p>https://www.lad.gov.lv/en/news/the-robot-varis-has-started-work-at-the-rural-support-service-of-latvia-892</text:p>
          </table:table-cell>
          <table:table-cell office:value-type="string" table:style-name="ce1">
            <text:p>Searching</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FCIS - Machine learning to identify suspicious patterns (trade, financial flows)</text:p>
          </table:table-cell>
          <table:table-cell office:value-type="string" table:style-name="ce1">
            <text:p>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text:p>
          </table:table-cell>
          <table:table-cell office:value-type="string" table:style-name="ce1">
            <text:p>Lithuania</text:p>
          </table:table-cell>
          <table:table-cell office:value-type="string" table:style-name="ce1">
            <text:p>National</text:p>
          </table:table-cell>
          <table:table-cell office:value-type="string" table:style-name="ce1">
            <text:p>http://www.fntt.lt/lt/ivykiai/fntt-kartu-su-partneriais-pradeda-igyvendinti-europos-sajungos-moksliniu-tyrimu-ir-inovaciju-lesomis-remiama-projekta/3768</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ublic order and safety n.e.c.</text:p>
          </table:table-cell>
          <table:table-cell table:number-columns-repeated="16376"/>
        </table:table-row>
        <table:table-row table:style-name="ro1">
          <table:table-cell office:value-type="string" table:style-name="ce1">
            <text:p>viLTe' - Chatbot answering relevant questions regarding the COVID-19</text:p>
          </table:table-cell>
          <table:table-cell office:value-type="string" table:style-name="ce1">
            <text:p>viLTe' was created during a recent hackathon "Hack the Crisis" and is capable of answering relevant questions regarding the COVID-19 pandemic, such as the symptons, restrictions and more.</text:p>
          </table:table-cell>
          <table:table-cell office:value-type="string" table:style-name="ce1">
            <text:p>Lithuania</text:p>
          </table:table-cell>
          <table:table-cell office:value-type="string" table:style-name="ce1">
            <text:p>National</text:p>
          </table:table-cell>
          <table:table-cell office:value-type="string" table:style-name="ce1">
            <text:p>https://koronastop.lrv.lt/</text:p>
          </table:table-cell>
          <table:table-cell office:value-type="string" table:style-name="ce1">
            <text:p>Natural language process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Amberscript - Automated speech translation for public organisations</text:p>
          </table:table-cell>
          <table:table-cell office:value-type="string" table:style-name="ce1">
            <text:p>Many Dutch municipalities, like the municipality of Staphorst, have implemented speech recognition model through a company product, AmberScript specialized in speech recognition, for providing automated speech translation coming from municipality council and bringing transparency on how decisions are made for the citizens. The product has been specifically trained on data from the public sector meetings. A dataset of more than 1.000 hours of audio with transcriptions was compiled, cleaned and processed into the AI Model. Now the product is capable of transcribing many of the discussions held in the municipal meetings, allowing citizens with hearing imparities to follow political debates online.<text:s/></text:p>
          </table:table-cell>
          <table:table-cell office:value-type="string" table:style-name="ce1">
            <text:p>Netherlands</text:p>
          </table:table-cell>
          <table:table-cell office:value-type="string" table:style-name="ce1">
            <text:p>Local</text:p>
          </table:table-cell>
          <table:table-cell office:value-type="string" table:style-name="ce1">
            <text:p>https://www.amberscript.com/en/news/amberscript-makes-council-meetings-of-dutch-municipalities-accessible-to-the-deaf-and-hearing-impaired</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ANPR - Car plate recognition</text:p>
          </table:table-cell>
          <table:table-cell office:value-type="string" table:style-name="ce1">
            <text:p>The ANPR system uses number plate recognition software for a variety of usages such as paid parking, traffic control, taks avoidance, environmental protection and more. It is used in more than 2000 administrations and is seen as a strong multi-purpose AI application</text:p>
          </table:table-cell>
          <table:table-cell office:value-type="string" table:style-name="ce1">
            <text:p>Netherlands</text:p>
          </table:table-cell>
          <table:table-cell office:value-type="string" table:style-name="ce1">
            <text:p>Local</text:p>
          </table:table-cell>
          <table:table-cell office:value-type="string" table:style-name="ce1">
            <text:p>https://www.politie.nl/onderwerpen/anpr.html</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Cameras - Detection holding a phone in car</text:p>
          </table:table-cell>
          <table:table-cell office:value-type="string" table:style-name="ce1">
            <text:p>The Dutch Public Prosecution Service will intensify enforcement on the detention of mobile devices. With smart cameras that automatically forward violations to the Central Judicial Collection Agency (CJIB). The camera takes pictures of each passer-by, showing whether the driver is holding his mobile phone or not. Because the pictures are taken downwards, the driver's face is not in the picture. The license plate does, and the photo shows clearly and clearly whether someone is holding a mobile device behind the wheel. Only those photos where the system suspects that a phone is being held will be forwarded to the CJIB. A staff member carries out the final assessment at the CJIB. This can result in a fine of 240 euros.</text:p>
          </table:table-cell>
          <table:table-cell office:value-type="string" table:style-name="ce1">
            <text:p>Netherlands</text:p>
          </table:table-cell>
          <table:table-cell office:value-type="string" table:style-name="ce1">
            <text:p>National</text:p>
          </table:table-cell>
          <table:table-cell office:value-type="string" table:style-name="ce1">
            <text:p>https://www.om.nl/actueel/nieuws/2020/11/12/openbaar-ministerie-start-digitale-handhaving-op-handheld-telefoongebruik-achter-het-stuur</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CAS - Crime anticipation system</text:p>
          </table:table-cell>
          <table:table-cell office:value-type="string" table:style-name="ce1">
            <text:p>The Crime Anticipation System (CAS) makes weekly analyzes based on local and current data. External data about neighborhoods and residents, for example, is supplemented by the police's own knowledge about crimes and local situations and information from Statistics Netherlands. The system searches for crimes that show a pattern - for example, bicycle thefts in a certain neighborhood happen most often between the hours of 9:00 p.m. and midnight. Based on that, the police can better deploy available resources to fight these crimes more effectively, according to the news wire.</text:p>
          </table:table-cell>
          <table:table-cell office:value-type="string" table:style-name="ce1">
            <text:p>Netherlands</text:p>
          </table:table-cell>
          <table:table-cell office:value-type="string" table:style-name="ce1">
            <text:p>Local</text:p>
          </table:table-cell>
          <table:table-cell office:value-type="string" table:style-name="ce1">
            <text:p>http://ceur-ws.org/Vol-2103/paper_6.pdf</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Rotterdam ‚Äì Improving the usage of rooftops</text:p>
          </table:table-cell>
          <table:table-cell office:value-type="string" table:style-name="ce1">
            <text:p>The Municipality of Rotterdam (Gemeente Rotterdam) manages Rotterdam, one of the most modern and touristic cities in the Netherlands, which is inhabited by 600,000 residents. Rotterdam has a unique roof landscape that was created after World War II, where many buildings with flat roofs were built during the city‚Äôs reconstruction. There are approximately 14.5km2 of flat roofs in the city and the Municipality of Rotterdam wants to use data to make informed decisions regarding the sustainable usage of its rooftops. DSSG (Data Science for Social Good) is helping Rotterdam figure out how improved use of its rooftops could help address challenges with water storage, green spaces and energy generation. The principal goal will be to use aerial and satellite images to identify the current usage of rooftops in Rotterdam.</text:p>
          </table:table-cell>
          <table:table-cell office:value-type="string" table:style-name="ce1">
            <text:p>Netherlands</text:p>
          </table:table-cell>
          <table:table-cell office:value-type="string" table:style-name="ce1">
            <text:p>Local</text:p>
          </table:table-cell>
          <table:table-cell office:value-type="string" table:style-name="ce1">
            <text:p>http://www.dssgfellowship.org/project/identifying-rooftop-usage-in-rotterdam/?portfolioID=15901</text:p>
          </table:table-cell>
          <table:table-cell office:value-type="string" table:style-name="ce1">
            <text:p>Computer vision</text:p>
          </table:table-cell>
          <table:table-cell office:value-type="string" table:style-name="ce1">
            <text:p>Housing and community amenities</text:p>
          </table:table-cell>
          <table:table-cell office:value-type="string" table:style-name="ce1">
            <text:p>Housing and community amenities n.e.c.</text:p>
          </table:table-cell>
          <table:table-cell table:number-columns-repeated="16376"/>
        </table:table-row>
        <table:table-row table:style-name="ro1">
          <table:table-cell office:value-type="string" table:style-name="ce1">
            <text:p>RWS - Machine learning for road accident predictions</text:p>
          </table:table-cell>
          <table:table-cell office:value-type="string" table:style-name="ce1">
            <text:p>The densely connected road network in the Netherlands is severely impacted by road accidents with high human, economic and environmental consequences. Road accidents result in 600 deaths per year, and traffic jams that may result from accidents cause an estimated ‚Ç¨ 2.7 billion loss in productivity per year. The division of the Netherlands Ministry of Water and Infrastructure Management, Rijkswaterstaat (RWS) operates a 24 hour incident management service to ensure the safety and mobility of emergency response workers, and to regulate and restore traffic flow in the event of an accident. <text:s/>The growing number of accidents in the Netherlands highways is creating increased pressure on traffic managers and inspectors. Traffic managers must process real-time data from 15+ screens, increasing the chances of an accident being missed. Traffic inspectors need to ensure they are optimally positioned in their deployment zone to minimize travel time to accident sites. <text:s/>This year Data Science for Social Good has been working with Rijkswaterstaat to create a machine learning model using data from incidents recorded between 2012 to 2016, road characteristics, speed and flow traffic data and weather data. The model predicts within a given time window and road segment the probability of an accident. Overlaying this on a heatmap we are able to display to traffic managers the road sections with the highest likelihood of accidents. This will allow them to better allocate inspectors to road sections to patrol. Using this model gives a 3 to 4 times improvement on a baseline, where traffic inspectors patrol random road segments.</text:p>
          </table:table-cell>
          <table:table-cell office:value-type="string" table:style-name="ce1">
            <text:p>Netherlands</text:p>
          </table:table-cell>
          <table:table-cell office:value-type="string" table:style-name="ce1">
            <text:p>National</text:p>
          </table:table-cell>
          <table:table-cell office:value-type="string" table:style-name="ce1">
            <text:p>http://www.dssgfellowship.org/project/rijkswaterstaat-netherlands/</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ublic order and safety n.e.c.</text:p>
          </table:table-cell>
          <table:table-cell table:number-columns-repeated="16376"/>
        </table:table-row>
        <table:table-row table:style-name="ro1">
          <table:table-cell office:value-type="string" table:style-name="ce1">
            <text:p>SHAP - Holiday rental home fraud</text:p>
          </table:table-cell>
          <table:table-cell office:value-type="string" table:style-name="ce1">
            <text:p>In the city of Amsterdam, a pilot is being carried out which uses AI and algorithms to track down people illegally renting out their homes via platforms, such as Airbnb. Housing fraud is an increasingly big issue in the city of Amsterdam according to the Court of Audit of Amsterdam, leading to harms of the neighbourhood. <text:s/>The algorithm will include information about previous housing fraud, information from the city‚Äôs population registries and building data from the city‚Äôs registry of addresses and buildings. While this information is also usable for analysis by civil servants themselves, the use of the AI system is expected will speed up the process significantly and enable more accurate responses as it can connect multiple factors together in ways civil servants themselves would not be able to. <text:s/>According to the AI registry of the city of Amsterdam, once a new report has been received in which a rental is suspected of illegal holiday rental, a probability based on a random forest regression is generated resulting in either a high or low suspicion of fraud, based on a combination of different values. <text:s/>If the probability of housing fraud that rolls out of the algorithm is higher than 50 percent, an employee can prioritize the address for a field investigation. The city mentions however, that the tackling of fraud remains human work and the algorithm will not make decisions, merely recommendations. The civil staff will have to decide whether to investigate an address further, by combining their expertise and the algorithm predictions. The AI system will provide a visualization of the risk assessment and consequently on the basis which data plays a role in the recommendation and which does not. Furthermore, the system does not in the end decide if fraud has taken place, as this is the responsibility of the department. To this end, the AI system merely acts as a first recommendation in the process of determining if housing frauds take place. It is expected that the use of the AI system is to optimize the limited inspection capacity of the city in the most efficient and effective matter, so that field investigations are conducted in premises where fraud is indeed more like. However, there are many risks to public value destruction, of which the city is already aware of. Therefore, personal data such as birth, nationality and others are not included in the algorithm, limiting prejudice of the algorithm to a certain demographic or increasing privacy concerns. <text:s/>Furthermore, even when personal information is not used, it may occur that the AI indirectly leads to targeting certain neighbourhoods more often, potentially leading to discriminatory recommendations. Therefore, the city of Amsterdam is conducting ongoing research to tackle this form of unintended algorithmic bias during the pilot, highlighting that the increase of efficiency may lead to more discriminatory services as calculations are based on correlations and not causations.<text:s text:c="2"/></text:p>
          </table:table-cell>
          <table:table-cell office:value-type="string" table:style-name="ce1">
            <text:p>Netherlands</text:p>
          </table:table-cell>
          <table:table-cell office:value-type="string" table:style-name="ce1">
            <text:p>Local</text:p>
          </table:table-cell>
          <table:table-cell office:value-type="string" table:style-name="ce1">
            <text:p>https://algoritmeregister.amsterdam.nl/vakantieverhuur-woningfraude/</text:p>
          </table:table-cell>
          <table:table-cell office:value-type="string" table:style-name="ce1">
            <text:p>Automated reasoning</text:p>
          </table:table-cell>
          <table:table-cell office:value-type="string" table:style-name="ce1">
            <text:p>Social protection</text:p>
          </table:table-cell>
          <table:table-cell office:value-type="string" table:style-name="ce1">
            <text:p>Housing.</text:p>
          </table:table-cell>
          <table:table-cell table:number-columns-repeated="16376"/>
        </table:table-row>
        <table:table-row table:style-name="ro1">
          <table:table-cell office:value-type="string" table:style-name="ce1">
            <text:p>SIA - Notificiations public space</text:p>
          </table:table-cell>
          <table:table-cell office:value-type="string" table:style-name="ce1">
            <text:p>Notifications provided by citizens on problems in the public space are categorized automatically and send to the responsible department.<text:s/></text:p>
          </table:table-cell>
          <table:table-cell office:value-type="string" table:style-name="ce1">
            <text:p>Netherlands</text:p>
          </table:table-cell>
          <table:table-cell office:value-type="string" table:style-name="ce1">
            <text:p>Local</text:p>
          </table:table-cell>
          <table:table-cell office:value-type="string" table:style-name="ce1">
            <text:p>https://tada.city/en/nieuws/algorithms-for-more-fairness-in-the-city/</text:p>
          </table:table-cell>
          <table:table-cell office:value-type="string" table:style-name="ce1">
            <text:p>Optimisation</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SyRi - Detect welfare fraud</text:p>
          </table:table-cell>
          <table:table-cell office:value-type="string" table:style-name="ce1">
            <text:p>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 <text:s/>SyRi was developed in 2014 after multiple municipalities had been creating their own systems to detect fraud. To enable the sharing of different information items that are relevant for SyRi, the system operates on a legal basis which clearly indicates which kind of data can be captured, stored and shared.The system does not make any decisions itself, but provides recommendations for civil servants to conduct further investigations. <text:s text:c="2"/>Various organisations have opposed the usage of the system. They argue that it causes too many privacy infringements and is discriminatory towards the poor and vulnerable citizens. The lack of transparency on the inner working of the system and the inability of the people affected to get to know their data have been used, has been criticized as well. The UN-rapporteur for Human Rights also expressed his concerns on the use of SyRi as it could be a significant threat to human rights. Some projects revealed significant difficulties in integrating various data sources, which caused the recommendations by the system to become outdated and in fact unusable. In municipalities where the system actually gave recommendations on possible fraudulent behaviour, the success rate was very low. As, the costs of SyRi have been estimated to be over 325.000 euro per year, so that many have been wondering whether the system was worth the privacy and financial costs at all. <text:s text:c="2"/>Following a court case, the Dutch court decided in early 2020 that the use of SyRi did not comply with Article 8 of the ECHR (European Convention of Human Rights), thus its usage has been cancelled. The judge ruled that the collective, economic welfare interest of preventing fraud weighed insufficiently against the social interest of privacy. Furthermore, the absence of disclosure about the inner working of SyRi makes its usage insufficiently transparent and verifiable.<text:s text:c="2"/></text:p>
          </table:table-cell>
          <table:table-cell office:value-type="string" table:style-name="ce1">
            <text:p>Netherlands</text:p>
          </table:table-cell>
          <table:table-cell office:value-type="string" table:style-name="ce1">
            <text:p>National</text:p>
          </table:table-cell>
          <table:table-cell office:value-type="string" table:style-name="ce1">
            <text:p>https://algorithmwatch.org/en/story/syri-netherlands-algorithm/</text:p>
          </table:table-cell>
          <table:table-cell office:value-type="string" table:style-name="ce1">
            <text:p>Machine learning</text:p>
          </table:table-cell>
          <table:table-cell office:value-type="string" table:style-name="ce1">
            <text:p>Social protection</text:p>
          </table:table-cell>
          <table:table-cell office:value-type="string" table:style-name="ce1">
            <text:p>Social protection n.e.c.</text:p>
          </table:table-cell>
          <table:table-cell table:number-columns-repeated="16376"/>
        </table:table-row>
        <table:table-row table:style-name="ro1">
          <table:table-cell office:value-type="string" table:style-name="ce1">
            <text:p>Xomnia - The Burglary Predictor</text:p>
          </table:table-cell>
          <table:table-cell office:value-type="string" table:style-name="ce1">
            <text:p>In the municipality of Utrecht, Xomnia has built a model that predicts the occurrence of burglaries in each district of Utrecht for a given week. From the date and time of the burglary, we derived weather conditions, holidays and special events. Sociodemographic statistics of the neighborhoods have been derived, as well as certain points of interest, like street lights, cameras, trees, parks and large garbage containers. The Burglary Predictor built by Xomnia enables the municipality of Utrecht to prevent burglaries by data-driven decision making.</text:p>
          </table:table-cell>
          <table:table-cell office:value-type="string" table:style-name="ce1">
            <text:p>Netherlands</text:p>
          </table:table-cell>
          <table:table-cell office:value-type="string" table:style-name="ce1">
            <text:p>Local</text:p>
          </table:table-cell>
          <table:table-cell office:value-type="string" table:style-name="ce1">
            <text:p>https://www.xomnia.com/burglary-prediction-for-the-municipality-of-utrecht/</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Xoomia - Law enforcement optimization system</text:p>
          </table:table-cell>
          <table:table-cell office:value-type="string" table:style-name="ce1">
            <text:p>For the municipality of Amsterdam, Xomnia built a user-friendly dashboard to optimize law enforcement. Xomnia harvested data from 7 entirely different data sources stored in the municipality‚Äôs data silos, such as GPS data from walkie-talkies and text data from fines collected by PDA‚Äôs and control room reports. The data was reconstructed and interconnected to enable dynamic data exploring for creating the dashboard.</text:p>
          </table:table-cell>
          <table:table-cell office:value-type="string" table:style-name="ce1">
            <text:p>Netherlands</text:p>
          </table:table-cell>
          <table:table-cell office:value-type="string" table:style-name="ce1">
            <text:p>Local</text:p>
          </table:table-cell>
          <table:table-cell office:value-type="string" table:style-name="ce1">
            <text:p>https://www.xomnia.com/law-enforcement-optimization-at-amsterdam/</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HAL - classification of documents</text:p>
          </table:table-cell>
          <table:table-cell office:value-type="string" table:style-name="ce1">
            <text:p>The Ministry of Foreign Affairs (MFA) use ML and NLP to analyse and classify reports from embassies and delegations. Every year, the Ministry of Foreign Affairs (MFA) receives up to 6,000 reports from Norwegian embassies, delegations, etc. Previously it was extremely difficult to navigate all this information. Since the MFA adopted machine learning and NLP to analyse and classify the content of these documents, it has been possible to find almost all relevant information on a given subject matter. The solution is also used to extract key information in reports and prepare summaries. <text:s/>In the work on developing this solution, the MFA cooperated with the University of Oslo, which provided solutions for categorising the Norwegian language. The plan is to gradually expand the solution with information from archives and external research reports.</text:p>
          </table:table-cell>
          <table:table-cell office:value-type="string" table:style-name="ce1">
            <text:p>Norway</text:p>
          </table:table-cell>
          <table:table-cell office:value-type="string" table:style-name="ce1">
            <text:p>National</text:p>
          </table:table-cell>
          <table:table-cell office:value-type="string" table:style-name="ce1">
            <text:p>https://www.regjeringen.no/en/dokumenter/nasjonal-strategi-for-kunstig-intelligens/id2685594/?ch=4#id0022</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Foreign economic aid.</text:p>
          </table:table-cell>
          <table:table-cell table:number-columns-repeated="16376"/>
        </table:table-row>
        <table:table-row table:style-name="ro1">
          <table:table-cell office:value-type="string" table:style-name="ce1">
            <text:p>Kari - Chatbot</text:p>
          </table:table-cell>
          <table:table-cell office:value-type="string" table:style-name="ce1">
            <text:p>The chatbot Kari is an AI-based virtual agent developed for local government bodies ‚Äì the local municipalities ‚Äì to answer citizen's questions on the municipality services. It is currently available to the citizens of 80 Norwegian local municipalities ‚Äì covering about 30% of the Norwegian population, and is in the process of being implemented in other European countries, including Sweden, Finland and Denmark. The chatbots knowledge-base contains over 6000 intents (answers to municipality questions), making it one of the largest in the world.<text:s/></text:p>
          </table:table-cell>
          <table:table-cell office:value-type="string" table:style-name="ce1">
            <text:p>Norway</text:p>
          </table:table-cell>
          <table:table-cell office:value-type="string" table:style-name="ce1">
            <text:p>Local</text:p>
          </table:table-cell>
          <table:table-cell office:value-type="string" table:style-name="ce1">
            <text:p>https://www.etapasproject.eu/usecases/post-3/</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Lanekassen - Improve control on students with loan payments and identification</text:p>
          </table:table-cell>
          <table:table-cell office:value-type="string" table:style-name="ce1">
            <text:p>The Norwegian student loan fund (L√•nekassen) has for the first time used artificial intelligence (AI) to select account controls. It provided twice as many revelations of cheating. The book check is done among students who state that they live away from home, since only students who do not live with their parents can get the loan back from grants. L√•nekassen‚Äôs book check in 2018 included 25,000 students. 15,000 were picked out by artificial intelligence (machine learning), while 10,000 were picked out by random selection (control group). The results showed that artificial intelligence made it easier to find those who are not really living away from home, said the Loan Fund. 5.5% in the control group and 11.6% in the machine learning group did not pass the book check. It shows that the machine learning selection has been twice as effective as the random selection in finding students who have given us incorrect information about housing</text:p>
          </table:table-cell>
          <table:table-cell office:value-type="string" table:style-name="ce1">
            <text:p>Norway</text:p>
          </table:table-cell>
          <table:table-cell office:value-type="string" table:style-name="ce1">
            <text:p>National</text:p>
          </table:table-cell>
          <table:table-cell office:value-type="string" table:style-name="ce1">
            <text:p>https://norwaytoday.info/education/artificial-intelligence-revealed-more-loan-fund-cheating/</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Nancy - Access to National library assets</text:p>
          </table:table-cell>
          <table:table-cell office:value-type="string" table:style-name="ce1">
            <text:p>The Norwegian national library's solution based on commercially available AI to provide better access and deeper insight into their extensive collection of text, images and video.</text:p>
          </table:table-cell>
          <table:table-cell office:value-type="string" table:style-name="ce1">
            <text:p>Norway</text:p>
          </table:table-cell>
          <table:table-cell office:value-type="string" table:style-name="ce1">
            <text:p>National</text:p>
          </table:table-cell>
          <table:table-cell office:value-type="string" table:style-name="ce1">
            <text:p>https://www.youtube.com/watch?v=o_6M_ZL7AuU</text:p>
          </table:table-cell>
          <table:table-cell office:value-type="string" table:style-name="ce1">
            <text:p>Machine learning</text:p>
          </table:table-cell>
          <table:table-cell office:value-type="string" table:style-name="ce1">
            <text:p>Education</text:p>
          </table:table-cell>
          <table:table-cell office:value-type="string" table:style-name="ce1">
            <text:p>Education n.e.c.</text:p>
          </table:table-cell>
          <table:table-cell table:number-columns-repeated="16376"/>
        </table:table-row>
        <table:table-row table:style-name="ro1">
          <table:table-cell office:value-type="string" table:style-name="ce1">
            <text:p>Norway AI for Diagnose and treating Breast cancer<text:s/></text:p>
          </table:table-cell>
          <table:table-cell office:value-type="string" table:style-name="ce1">
            <text:p>In Norway research is ongoing to be able to diagnose and treat cancer more accurately based on massive and well-structured healthcare datasets Norway maintains. One hospital is working on specific kind of AI with much more precise treatments of cancer based on the datasets we have. The use of <text:s/>AI since 2,5 years into the project is now already very accurate.<text:s/></text:p>
          </table:table-cell>
          <table:table-cell office:value-type="string" table:style-name="ce1">
            <text:p>Norway</text:p>
          </table:table-cell>
          <table:table-cell office:value-type="string" table:style-name="ce1">
            <text:p>National</text:p>
          </table:table-cell>
          <table:table-cell office:value-type="string" table:style-name="ce1">
            <text:p>https://sciencenorway.no/breast-cancer-cancer-technology/norwegian-researchers-are-developing-a-new-method-for-detecting-breast-cancer/1739574</text:p>
          </table:table-cell>
          <table:table-cell office:value-type="string" table:style-name="ce1">
            <text:p>Machine learning</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Norway Chatbot - Chatbot for public administrations<text:s/></text:p>
          </table:table-cell>
          <table:table-cell office:value-type="string" table:style-name="ce1">
            <text:p>Several Norwegian Government Agencies and municipalities use chatbots based on AI technology. Most of them are based on technology from either boost.ai or Kindly. <text:s/>The aim is to create a more efficient public sector with better service for citizens.</text:p>
          </table:table-cell>
          <table:table-cell office:value-type="string" table:style-name="ce1">
            <text:p>Norway</text:p>
          </table:table-cell>
          <table:table-cell office:value-type="string" table:style-name="ce1">
            <text:p>National</text:p>
          </table:table-cell>
          <table:table-cell office:value-type="string" table:style-name="ce1">
            <text:p>https://www.boost.ai/articles/automation-for-the-people-using-conversational-ai-to-benefit-the-public-sector</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Posting of invoices - Robot to propose the correct posting</text:p>
          </table:table-cell>
          <table:table-cell office:value-type="string" table:style-name="ce1">
            <text:p>Customers of The Norwegian Government Agency for Financial Management (DF√ò) spend considerable time and resources on posting incoming invoices due to uncertainty about the correct posting. In some cases this can lead to invoices being paid after the due date and can create extra costs for the agency in the form of interest and charges. DF√ò is currently testing solutions from two companies, one of which involves an accounting robot that uses AI to propose the correct posting. The model is trained using historical data before making a prediction of the posting based on a combination of historical data and information obtained from the actual invoice.<text:s text:c="2"/></text:p>
          </table:table-cell>
          <table:table-cell office:value-type="string" table:style-name="ce1">
            <text:p>Norway</text:p>
          </table:table-cell>
          <table:table-cell office:value-type="string" table:style-name="ce1">
            <text:p>National</text:p>
          </table:table-cell>
          <table:table-cell office:value-type="string" table:style-name="ce1">
            <text:p>https://www.regjeringen.no/en/dokumenter/nasjonal-strategi-for-kunstig-intelligens/id2685594/?ch=6#id0043</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tatnett - Forecast service for weather</text:p>
          </table:table-cell>
          <table:table-cell office:value-type="string" table:style-name="ce1">
            <text:p>Forecast service for weather dependent failures on power lines. <text:s/>Combining Tableau, Python, Splunk and open data from met.no to deliver a realtime forecast of the probability of failure due to wind and lightning on overhead lines.</text:p>
          </table:table-cell>
          <table:table-cell office:value-type="string" table:style-name="ce1">
            <text:p>Norway</text:p>
          </table:table-cell>
          <table:table-cell office:value-type="string" table:style-name="ce1">
            <text:p>National</text:p>
          </table:table-cell>
          <table:table-cell office:value-type="string" table:style-name="ce1">
            <text:p>https://datascience.statnett.no/2018/04/27/from-idea-to-deployment-a-service-for-estimation-of-failure-probability-on-overhead-lines-based-on-the-current-weather-forecast/<text:s/></text:p>
          </table:table-cell>
          <table:table-cell office:value-type="string" table:style-name="ce1">
            <text:p>Machine learning</text:p>
          </table:table-cell>
          <table:table-cell office:value-type="string" table:style-name="ce1">
            <text:p>Economic affairs</text:p>
          </table:table-cell>
          <table:table-cell office:value-type="string" table:style-name="ce1">
            <text:p>Fuel and energy</text:p>
          </table:table-cell>
          <table:table-cell table:number-columns-repeated="16376"/>
        </table:table-row>
        <table:table-row table:style-name="ro1">
          <table:table-cell office:value-type="string" table:style-name="ce1">
            <text:p>TrondHeim - Insolvency Predicition</text:p>
          </table:table-cell>
          <table:table-cell office:value-type="string" table:style-name="ce1">
            <text:p>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text:p>
          </table:table-cell>
          <table:table-cell office:value-type="string" table:style-name="ce1">
            <text:p>Norway</text:p>
          </table:table-cell>
          <table:table-cell office:value-type="string" table:style-name="ce1">
            <text:p>Local</text:p>
          </table:table-cell>
          <table:table-cell office:value-type="string" table:style-name="ce1">
            <text:p>https://norden.diva-portal.org/smash/get/diva2:1375500/FULLTEXT01.pdf</text:p>
          </table:table-cell>
          <table:table-cell office:value-type="string" table:style-name="ce1">
            <text:p>Machine learn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VDI - Protection of digital infrastructure</text:p>
          </table:table-cell>
          <table:table-cell office:value-type="string" table:style-name="ce1">
            <text:p>The existing early warning system for digital infrastructure has been used to detect targeted cyber attacks for almost 20 years. The Norwegian National Security Authority is now developing new sensor technology that will build on and eventually replace the sensors used in the existing early warning system. A new platform will be developed to use artificial intelligence and machine learning on the data collected. The platform will enable automatic analysis of any malware detected as well as automatic sharing of results. It is expected that the AI will enable better cyber security for Norway's critical infrastructure.</text:p>
          </table:table-cell>
          <table:table-cell office:value-type="string" table:style-name="ce1">
            <text:p>Norway</text:p>
          </table:table-cell>
          <table:table-cell office:value-type="string" table:style-name="ce1">
            <text:p>National</text:p>
          </table:table-cell>
          <table:table-cell office:value-type="string" table:style-name="ce1">
            <text:p>https://www.regjeringen.no/en/dokumenter/nasjonal-strategi-for-kunstig-intelligens/id2685594/?ch=7</text:p>
          </table:table-cell>
          <table:table-cell office:value-type="string" table:style-name="ce1">
            <text:p>Machine learning</text:p>
          </table:table-cell>
          <table:table-cell office:value-type="string" table:style-name="ce1">
            <text:p>Defence</text:p>
          </table:table-cell>
          <table:table-cell office:value-type="string" table:style-name="ce1">
            <text:p>Military defence.</text:p>
          </table:table-cell>
          <table:table-cell table:number-columns-repeated="16376"/>
        </table:table-row>
        <table:table-row table:style-name="ro1">
          <table:table-cell office:value-type="string" table:style-name="ce1">
            <text:p>Canard - Speed camera system to flag potential traffic rules infringement</text:p>
          </table:table-cell>
          <table:table-cell office:value-type="string" table:style-name="ce1">
            <text:p>EU financed system allows speed cameras installed at road junctures to derive information from the photographs and flag potential traffic rules infringement. The decision to fine the driver is not automatic, the system serves rather as an initial sorting mechanism that makes the work of CANARD employees more efficient.</text:p>
          </table:table-cell>
          <table:table-cell office:value-type="string" table:style-name="ce1">
            <text:p>Poland</text:p>
          </table:table-cell>
          <table:table-cell office:value-type="string" table:style-name="ce1">
            <text:p>National</text:p>
          </table:table-cell>
          <table:table-cell office:value-type="string" table:style-name="ce1">
            <text:p>https://www.canard.gitd.gov.pl/cms/web/portal/o-projekcie-pois</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Home Quarantine - app on COVID-19 risk</text:p>
          </table:table-cell>
          <table:table-cell office:value-type="string" table:style-name="ce1">
            <text:p>The Polish government has developed the free Home Quarantine app for both iPhone and Android, which allows the police to check that individuals do not break quarantine; those who do may be fined up to (at the moment this case was documented, in 2020) PLN 5,000 and also offers support to those who are quarantined. Once users activate the app by entering a phone number and a code sent via SMS, they send a reference photo. Every so often the app sends an unscheduled request for a new photo to be sent within 20 minutes. The system checks both the person (using facial recognition) and the location, essentially replicating what would otherwise be a visit from a police officer. Non-quarantined people cannot sign up, as the app is connected to a database of telephone numbers belonging to those ordered into quarantine. The app also gives access to relevant health information and a hotline. The government intends to add more functionality to the app over time.</text:p>
          </table:table-cell>
          <table:table-cell office:value-type="string" table:style-name="ce1">
            <text:p>Poland</text:p>
          </table:table-cell>
          <table:table-cell office:value-type="string" table:style-name="ce1">
            <text:p>National</text:p>
          </table:table-cell>
          <table:table-cell office:value-type="string" table:style-name="ce1">
            <text:p>https://www.gov.pl/web/cyfryzacja/aplikacja-kwarantanna-domowa--ruszyl-proces-jej-udostepniania</text:p>
          </table:table-cell>
          <table:table-cell office:value-type="string" table:style-name="ce1">
            <text:p>Computer vision</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Poland - Fraud Detection COVID-19 support</text:p>
          </table:table-cell>
          <table:table-cell office:value-type="string" table:style-name="ce1">
            <text:p>AI system supporting fraud prevention. It consists in automatic verification of statements submitted in applications, mainly financial data from National Tax Administration and The Social Insurance Institution databases. Additionally, some irregularities are analyzed, e.g. too high amounts in relation to the number of employees. Among other things the system analyzes the criterion of a decline in turnover. It must be directly related to the pandemic and not, for example, to a failed business plan or a failed investment. The system will also examine what the subsidy money was spent on. - The rule is that financial subsidy money can only be used to pay for business expenses. The above mentioned information are the only available sources describing the system and were shared with the press by the Polish Development Fund which is responsible for granting subsidies.</text:p>
          </table:table-cell>
          <table:table-cell office:value-type="string" table:style-name="ce1">
            <text:p>Poland</text:p>
          </table:table-cell>
          <table:table-cell office:value-type="string" table:style-name="ce1">
            <text:p>National</text:p>
          </table:table-cell>
          <table:table-cell office:value-type="string" table:style-name="ce1">
            <text:p>https://www.experian.com.pl/en/business/identity-and-fraud/fraud-prevention-responses</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tate Clearance Chamber - financial risk indicator</text:p>
          </table:table-cell>
          <table:table-cell office:value-type="string" table:style-name="ce1">
            <text:p>This AI compiles a risk indicator based on collected financial data from financial institutions to determine whether account holders are more likely to conduct illegal activities. If the suspicious activity is detected, at the request of the tax authorities the bank will be able to freeze suspicious accounts. The system is run by the State Clearance Chamber, a key entity of the Polish payment system infrastructure, that renders complex clearing services and other bank services.</text:p>
          </table:table-cell>
          <table:table-cell office:value-type="string" table:style-name="ce1">
            <text:p>Poland</text:p>
          </table:table-cell>
          <table:table-cell office:value-type="string" table:style-name="ce1">
            <text:p>National</text:p>
          </table:table-cell>
          <table:table-cell office:value-type="string" table:style-name="ce1">
            <text:p>https://epf.org.pl/en/wp-content/uploads/sites/3/2019/05/alGOVrithms-State-of-Play-Report.pdf</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CCM-SNS - Verification of medical prescriptions</text:p>
          </table:table-cell>
          <table:table-cell office:value-type="string" table:style-name="ce1">
            <text:p>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text:p>
          </table:table-cell>
          <table:table-cell office:value-type="string" table:style-name="ce1">
            <text:p>Portugal</text:p>
          </table:table-cell>
          <table:table-cell office:value-type="string" table:style-name="ce1">
            <text:p>National</text:p>
          </table:table-cell>
          <table:table-cell office:value-type="string" table:style-name="ce1">
            <text:p>https://algorithmwatch.org/en/story/portugal-automated-verification-prescriptions-medical-fraud/</text:p>
          </table:table-cell>
          <table:table-cell office:value-type="string" table:style-name="ce1">
            <text:p>Machine learning</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Data2Help - Optimizing the allocation of resources for a better and faster response to medical emergencies</text:p>
          </table:table-cell>
          <table:table-cell office:value-type="string" table:style-name="ce1">
            <text:p>The objective of the Data2Help project is to provide INEM with new tools to improve its operational results by optimizing the allocation of resources, resulting in a better and faster response to medical emergencies in Portugal. The Data2Help project focuses on: (1) integrating INEM's information systems with other relevant external data (eg meteorology, epidemics, demography, forest fires, etc.), (2) through the analysis of historical data, developing predictive models for emergency vehicle requests in each geographic area, and (3) optimize the allocation of INEM resources based on predictive models in order to improve response times to medical emergencies.</text:p>
          </table:table-cell>
          <table:table-cell office:value-type="string" table:style-name="ce1">
            <text:p>Portugal</text:p>
          </table:table-cell>
          <table:table-cell office:value-type="string" table:style-name="ce1">
            <text:p>National</text:p>
          </table:table-cell>
          <table:table-cell office:value-type="string" table:style-name="ce1">
            <text:p>https://www.alert-online.com/br/news/health-portal/inteligencia-artificial-vai-ser-aplicada-as-emergencias-medicas</text:p>
          </table:table-cell>
          <table:table-cell office:value-type="string" table:style-name="ce1">
            <text:p>Optimisation</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Derm.AI - Tele Dermatological Screening</text:p>
          </table:table-cell>
          <table:table-cell office:value-type="string" table:style-name="ce1">
            <text:p><text:s/>Use of AI to enhance Tele.Dermatological Screening. Decreased skin cancer morbidity and mortality - Optimization of health processes through the integration of AI technologies in a real environment. Usage of Artificial Intelligence to Power Teledermatological Screening, Fraunhofer AICOS‚Äô most recent project, pioneers in being fully integrated with the Primary Care Units and Hospital Dermatology Departments of the National Health Service while using AI to improve the Teledermatological processes and Machine Learning to help the decision making process. Starting this month and running for three years, this project is coordinated by AICOS and developed in partnership with SPMS ‚Äì Servi√ßos Partilhados do Minist√©rio da Sa√∫de, under the programme Data Science and Artificial Intelligence in Public Administration.</text:p>
          </table:table-cell>
          <table:table-cell office:value-type="string" table:style-name="ce1">
            <text:p>Portugal</text:p>
          </table:table-cell>
          <table:table-cell office:value-type="string" table:style-name="ce1">
            <text:p>National</text:p>
          </table:table-cell>
          <table:table-cell office:value-type="string" table:style-name="ce1">
            <text:p>https://rse-siga.spms.min-saude.pt/category/rse-siga-derm-ai/</text:p>
          </table:table-cell>
          <table:table-cell office:value-type="string" table:style-name="ce1">
            <text:p>Machine learning</text:p>
          </table:table-cell>
          <table:table-cell office:value-type="string" table:style-name="ce1">
            <text:p>Health</text:p>
          </table:table-cell>
          <table:table-cell office:value-type="string" table:style-name="ce1">
            <text:p>Health n.e.c.</text:p>
          </table:table-cell>
          <table:table-cell table:number-columns-repeated="16376"/>
        </table:table-row>
        <table:table-row table:style-name="ro1">
          <table:table-cell office:value-type="string" table:style-name="ce1">
            <text:p>EPISA - Entity and property inference for semantic archives</text:p>
          </table:table-cell>
          <table:table-cell office:value-type="string" table:style-name="ce1">
            <text:p>EPISA uses natural language processing, entity recognition, and automatic learning methods in order to explore the records of documents and documents themselves if they are in digital form. From the descriptions produced by archivists, entities and relationships will be extracted that will populate a description model, semantically richer than the current one and easier to deal with automatically.<text:s/></text:p>
          </table:table-cell>
          <table:table-cell office:value-type="string" table:style-name="ce1">
            <text:p>Portugal</text:p>
          </table:table-cell>
          <table:table-cell office:value-type="string" table:style-name="ce1">
            <text:p>National</text:p>
          </table:table-cell>
          <table:table-cell office:value-type="string" table:style-name="ce1">
            <text:p>https://www.inesctec.pt/en/news/inesc-tec-wants-to-digitise-the-largest-documental-collection-of-portugal#about</text:p>
          </table:table-cell>
          <table:table-cell office:value-type="string" table:style-name="ce1">
            <text:p>Natural language processing</text:p>
          </table:table-cell>
          <table:table-cell office:value-type="string" table:style-name="ce1">
            <text:p>Recreation, culture and religion</text:p>
          </table:table-cell>
          <table:table-cell office:value-type="string" table:style-name="ce1">
            <text:p>Cultural services.</text:p>
          </table:table-cell>
          <table:table-cell table:number-columns-repeated="16376"/>
        </table:table-row>
        <table:table-row table:style-name="ro1">
          <table:table-cell office:value-type="string" table:style-name="ce1">
            <text:p>Failstopper - Study the compressed air system of the vehicle<text:s/></text:p>
          </table:table-cell>
          <table:table-cell office:value-type="string" table:style-name="ce1">
            <text:p>The project, called 'FailStopper' and launched earlier this month, aims, through sensors, to study the compressed air system of the vehicle (installed on the roof) which, according to the researcher, allows the "performance of the secondary suspension", an element responsible for "keeping the vehicle level with station platforms". Researchers from the Institute of Systems and Computers Engineering, Technology and Science (INESC TEC), in Porto, launched a project that aims to "combat and anticipate leveling failures" of Metro do Porto vehicles. The 'FailStopper' project was one of the 15 projects approved in the Scientific Research and Technological Development contest in Data Science and Artificial Intelligence in Public Administration, an initiative of the Foundation for Science and Technology (FCT) that joins the Ministry of Science, Technology and Higher Education and the Ministry of Administrative Modernization. More Information also at https://www.researchgate.net/project/FailStopper-Early-failure-detection-of-public-transport-vehicles-in-operational-context</text:p>
          </table:table-cell>
          <table:table-cell office:value-type="string" table:style-name="ce1">
            <text:p>Portugal</text:p>
          </table:table-cell>
          <table:table-cell office:value-type="string" table:style-name="ce1">
            <text:p>Local</text:p>
          </table:table-cell>
          <table:table-cell office:value-type="string" table:style-name="ce1">
            <text:p>https://www.inesctec.pt/en/projects/failstopper#intro</text:p>
          </table:table-cell>
          <table:table-cell office:value-type="string" table:style-name="ce1">
            <text:p>Machine learning</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IPOscore - Predicting complications surgery and prognosis <text:s/>of cancer patients</text:p>
          </table:table-cell>
          <table:table-cell office:value-type="string" table:style-name="ce1">
            <text:p>Prognosis of cancer patients through risk prediction of surgical complications and integration of clinical and biopathological data</text:p>
          </table:table-cell>
          <table:table-cell office:value-type="string" table:style-name="ce1">
            <text:p>Portugal</text:p>
          </table:table-cell>
          <table:table-cell office:value-type="string" table:style-name="ce1">
            <text:p>National</text:p>
          </table:table-cell>
          <table:table-cell office:value-type="string" table:style-name="ce1">
            <text:p>https://www.fct.pt/media/docs/Brochura_ResearchinDataScienceandAIappliedtoPA.pdf</text:p>
          </table:table-cell>
          <table:table-cell office:value-type="string" table:style-name="ce1">
            <text:p>Computer vision</text:p>
          </table:table-cell>
          <table:table-cell office:value-type="string" table:style-name="ce1">
            <text:p>Health</text:p>
          </table:table-cell>
          <table:table-cell office:value-type="string" table:style-name="ce1">
            <text:p>R&amp;D health.</text:p>
          </table:table-cell>
          <table:table-cell table:number-columns-repeated="16376"/>
        </table:table-row>
        <table:table-row table:style-name="ro1">
          <table:table-cell office:value-type="string" table:style-name="ce1">
            <text:p>Portugal - <text:s/>Predicting long term unemployment</text:p>
          </table:table-cell>
          <table:table-cell office:value-type="string" table:style-name="ce1">
            <text:p>This project builds upon unemployment data held by the public employment service with additional data sources in order to produce a score reflecting the risk of a person to become long term unemployment (12 months or longer). This will enable the agency to tailor actions to this person.<text:s/></text:p>
          </table:table-cell>
          <table:table-cell office:value-type="string" table:style-name="ce1">
            <text:p>Portugal</text:p>
          </table:table-cell>
          <table:table-cell office:value-type="string" table:style-name="ce1">
            <text:p>National</text:p>
          </table:table-cell>
          <table:table-cell office:value-type="string" table:style-name="ce1">
            <text:p>https://online.ucpress.edu/gp/article-abstract/1/1/12908/110741</text:p>
          </table:table-cell>
          <table:table-cell office:value-type="string" table:style-name="ce1">
            <text:p>Automated reasoning</text:p>
          </table:table-cell>
          <table:table-cell office:value-type="string" table:style-name="ce1">
            <text:p>Social protection</text:p>
          </table:table-cell>
          <table:table-cell office:value-type="string" table:style-name="ce1">
            <text:p>Unemployment.</text:p>
          </table:table-cell>
          <table:table-cell table:number-columns-repeated="16376"/>
        </table:table-row>
        <table:table-row table:style-name="ro1">
          <table:table-cell office:value-type="string" table:style-name="ce1">
            <text:p>Sigma - Chatbot on changing citizens' address</text:p>
          </table:table-cell>
          <table:table-cell office:value-type="string" table:style-name="ce1">
            <text:p>For Portuguese residents, it is possible to change their official address via the chatbot Sigma. The provision of services in the informative phase is through the services and entities catalog (CES - Entities and Services Catalogue).<text:s/></text:p>
          </table:table-cell>
          <table:table-cell office:value-type="string" table:style-name="ce1">
            <text:p>Portugal</text:p>
          </table:table-cell>
          <table:table-cell office:value-type="string" table:style-name="ce1">
            <text:p>National</text:p>
          </table:table-cell>
          <table:table-cell office:value-type="string" table:style-name="ce1">
            <text:p>https://joinup.ec.europa.eu/sites/default/files/news/2019-09/ISA2_Architecture%20for%20public%20service%20chatbots.pdf</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economic, commercial and labour affair</text:p>
          </table:table-cell>
          <table:table-cell table:number-columns-repeated="16376"/>
        </table:table-row>
        <table:table-row table:style-name="ro1">
          <table:table-cell office:value-type="string" table:style-name="ce1">
            <text:p>Antonia - Automatic processing of requests of public services</text:p>
          </table:table-cell>
          <table:table-cell office:value-type="string" table:style-name="ce1">
            <text:p>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no time estimation for the complete implementation" according o the local officials in Cluj-Napoca. The project is estimated to be completed within 30 months' period. Antonia has been launched in April 2018 and functions around the clock.</text:p>
          </table:table-cell>
          <table:table-cell office:value-type="string" table:style-name="ce1">
            <text:p>Romania</text:p>
          </table:table-cell>
          <table:table-cell office:value-type="string" table:style-name="ce1">
            <text:p>Local</text:p>
          </table:table-cell>
          <table:table-cell office:value-type="string" table:style-name="ce1">
            <text:p>https://www.romaniajournal.ro/society-people/antonia-the-first-virtual-public-servant-in-romania/</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Bucharest airport - Face recognition<text:s/></text:p>
          </table:table-cell>
          <table:table-cell office:value-type="string" table:style-name="ce1">
            <text:p>A facial recognition system will be implemented in Bucharest Airport. The AI will be capable of both identifying wanted persons, terrorism subjects or others on the list of intelligence services as well as a solution which detects suspicious behaviour.</text:p>
          </table:table-cell>
          <table:table-cell office:value-type="string" table:style-name="ce1">
            <text:p>Romania</text:p>
          </table:table-cell>
          <table:table-cell office:value-type="string" table:style-name="ce1">
            <text:p>Local</text:p>
          </table:table-cell>
          <table:table-cell office:value-type="string" table:style-name="ce1">
            <text:p>https://www.uti.eu.com/press-releases/uti-will-implement-face-recognition-and-intelligent-image-analysis-systems-with-otopeni-airport/</text:p>
          </table:table-cell>
          <table:table-cell office:value-type="string" table:style-name="ce1">
            <text:p>Computer vision</text:p>
          </table:table-cell>
          <table:table-cell office:value-type="string" table:style-name="ce1">
            <text:p>Public order and safety</text:p>
          </table:table-cell>
          <table:table-cell office:value-type="string" table:style-name="ce1">
            <text:p>Public order and safety n.e.c.</text:p>
          </table:table-cell>
          <table:table-cell table:number-columns-repeated="16376"/>
        </table:table-row>
        <table:table-row table:style-name="ro1">
          <table:table-cell office:value-type="string" table:style-name="ce1">
            <text:p>OverSi - Chatbot to faster burocracy</text:p>
          </table:table-cell>
          <table:table-cell office:value-type="string" table:style-name="ce1">
            <text:p>The Oversi Chatbot is part of a government initiative to stop the bureaucracy in Slovakia and to apply the once only principle in a digital way. The Chatbot has been invented in order to help find the best solutions and answers to common questions for the general public.<text:s/></text:p>
          </table:table-cell>
          <table:table-cell office:value-type="string" table:style-name="ce1">
            <text:p>Slovakia</text:p>
          </table:table-cell>
          <table:table-cell office:value-type="string" table:style-name="ce1">
            <text:p>National</text:p>
          </table:table-cell>
          <table:table-cell office:value-type="string" table:style-name="ce1">
            <text:p>https://stopbyrokracii.sk/</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PCA - AI algorithms in audit methodology detecting potential fraud when prescribing medicines</text:p>
          </table:table-cell>
          <table:table-cell office:value-type="string" table:style-name="ce1">
            <text:p>Successful use case: AI algorithms (PCA=principal component analysis (less successful) and TSNE +DBScanAlgo ) used in audit methodology when detecting potential fraud when prescribing medicines. Status: Successful implementation and working on a strategy how to scale up.<text:s/></text:p>
          </table:table-cell>
          <table:table-cell office:value-type="string" table:style-name="ce1">
            <text:p>Slovakia</text:p>
          </table:table-cell>
          <table:table-cell office:value-type="string" table:style-name="ce1">
            <text:p>National</text:p>
          </table:table-cell>
          <table:table-cell office:value-type="string" table:style-name="ce1">
            <text:p>https://dennikn.sk/blog/1561696/big-data-ukazali-nestandardne-predpisovanie-liekov-usporime-tak-statisice-eur/</text:p>
          </table:table-cell>
          <table:table-cell office:value-type="string" table:style-name="ce1">
            <text:p>Machine learning</text:p>
          </table:table-cell>
          <table:table-cell office:value-type="string" table:style-name="ce1">
            <text:p>Health</text:p>
          </table:table-cell>
          <table:table-cell office:value-type="string" table:style-name="ce1">
            <text:p>Public health services.</text:p>
          </table:table-cell>
          <table:table-cell table:number-columns-repeated="16376"/>
        </table:table-row>
        <table:table-row table:style-name="ro1">
          <table:table-cell office:value-type="string" table:style-name="ce1">
            <text:p>Taxana - Chatbot for financial administration</text:p>
          </table:table-cell>
          <table:table-cell office:value-type="string" table:style-name="ce1">
            <text:p>The Slovakian Financial Administration is the first state institution to launch an automated Chatbot to communicate with its clients, available 24/7. This Chatbot was named Taxana, chosen by the employees of the financial administration combining the English word tax and the Slovak word toy. The system has been put in place as it is argued that the state financial management must continue to digitize and electronic processes to make the processes easier for taxpayers. The introduction of automated chat in communication with their clients will also assist the call center staff, who save time and can thus deal with more complex issues of taxpayers.<text:s/></text:p>
          </table:table-cell>
          <table:table-cell office:value-type="string" table:style-name="ce1">
            <text:p>Slovakia</text:p>
          </table:table-cell>
          <table:table-cell office:value-type="string" table:style-name="ce1">
            <text:p>National</text:p>
          </table:table-cell>
          <table:table-cell office:value-type="string" table:style-name="ce1">
            <text:p>https://www.youtube.com/watch?v=UQ_XRlIFtrQ &amp; https://www.podnikajte.sk/dane/taxana-chatbo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emantic analyser - Document analyser for the public administration</text:p>
          </table:table-cell>
          <table:table-cell office:value-type="string" table:style-name="ce1">
            <text:p>Finding relations among text documents (in slovenian language) based on relations among terms used. In development. There is a working prototype. A search engine to find documents with similar content, support to data dictionaries. In development.</text:p>
          </table:table-cell>
          <table:table-cell office:value-type="string" table:style-name="ce1">
            <text:p>Slovenia</text:p>
          </table:table-cell>
          <table:table-cell office:value-type="string" table:style-name="ce1">
            <text:p>National</text:p>
          </table:table-cell>
          <table:table-cell office:value-type="string" table:style-name="ce1">
            <text:p>https://nio.gov.si/nio/asset/semanticni+analizator+besedil</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060 Service - Answer FAQ from citizens and burocratic terms into informal language</text:p>
          </table:table-cell>
          <table:table-cell office:value-type="string" table:style-name="ce1">
            <text:p>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text:p>
          </table:table-cell>
          <table:table-cell office:value-type="string" table:style-name="ce1">
            <text:p>Spain</text:p>
          </table:table-cell>
          <table:table-cell office:value-type="string" table:style-name="ce1">
            <text:p>National</text:p>
          </table:table-cell>
          <table:table-cell office:value-type="string" table:style-name="ce1">
            <text:p>https://joinup.ec.europa.eu/sites/default/files/inline-files/08-2%20Salvador_Estevan_Martinez%20and%20Doaa_Samy_0.pdf</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General services.</text:p>
          </table:table-cell>
          <table:table-cell table:number-columns-repeated="16376"/>
        </table:table-row>
        <table:table-row table:style-name="ro1">
          <table:table-cell office:value-type="string" table:style-name="ce1">
            <text:p>Chatbot <text:s/>- Boost relations with citizens</text:p>
          </table:table-cell>
          <table:table-cell office:value-type="string" table:style-name="ce1">
            <text:p>The City Council of Sant Just Desvern, a Catalan municipality in the Bajo Llobregat region with 17,200 inhabitants, has presented a chatbot with which this administration aims to streamline its processes and boost relations with its citizens.The first two available chatbots will take care of: <text:s/>- the previous appointments of the City Council, so that waits will be reduced <text:s/>- the management of the registration flyers</text:p>
          </table:table-cell>
          <table:table-cell office:value-type="string" table:style-name="ce1">
            <text:p>Spain</text:p>
          </table:table-cell>
          <table:table-cell office:value-type="string" table:style-name="ce1">
            <text:p>Local</text:p>
          </table:table-cell>
          <table:table-cell office:value-type="string" table:style-name="ce1">
            <text:p>https://avanttic.com/actualidad/el-chatbot-del-ayuntamiento-de-sant-just-desvern-premiado-en-oracle-openworld/</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Fuengirola Town Hall - measuring beach attendance</text:p>
          </table:table-cell>
          <table:table-cell office:value-type="string" table:style-name="ce1">
            <text:p>The Fuengirola Town Hall representatives aim to use artificial intelligence (AI) in order to control the capacity of beaches and other public spaces. The AI tool is developed by a local company. It allows for real-time information regarding the levels of attendance at beaches to be analysed in order to avoid crowds and minimise the risk of possible Covid-19 infections. This software works by using artificial intelligence sensors that are installed in streetlights. Then, virtual grids are created in which there is a maximum capacity for occupants. <text:s/>The 3D volume of people entering and leaving these spaces is measured, as well as the amount of people entering the measurement grids. The results of the calculations are carried out in real time in order to warn citizens about means of occupancy (percentages and colours are used as visual warnings).</text:p>
          </table:table-cell>
          <table:table-cell office:value-type="string" table:style-name="ce1">
            <text:p>Spain</text:p>
          </table:table-cell>
          <table:table-cell office:value-type="string" table:style-name="ce1">
            <text:p>Local</text:p>
          </table:table-cell>
          <table:table-cell office:value-type="string" table:style-name="ce1">
            <text:p>https://www.euroweeklynews.com/2020/05/04/costa-del-sols-fuengirola-will-use-artificial-intelligence-to-control-capacity-at-beaches-and-public-spaces/</text:p>
          </table:table-cell>
          <table:table-cell office:value-type="string" table:style-name="ce1">
            <text:p>Computer vision</text:p>
          </table:table-cell>
          <table:table-cell office:value-type="string" table:style-name="ce1">
            <text:p>Recreation, culture and religion</text:p>
          </table:table-cell>
          <table:table-cell office:value-type="string" table:style-name="ce1">
            <text:p>Recreational and sporting services.</text:p>
          </table:table-cell>
          <table:table-cell table:number-columns-repeated="16376"/>
        </table:table-row>
        <table:table-row table:style-name="ro1">
          <table:table-cell office:value-type="string" table:style-name="ce1">
            <text:p>Merc√© - citizen science for better urban life</text:p>
          </table:table-cell>
          <table:table-cell office:value-type="string" table:style-name="ce1">
            <text:p>A citizen science experiment in the city of Barcelona: citizens training algorithms to make urban environments more livable. The Merc√® project is proposed as a new line of work that applies new machine learning techniques (one of the branches of so-called artificial intelligence) to the disciplines of urban planning, geography, sociology, economics and science. urban health to build objective knowledge and open data about our urban environments. Thus, Merc√® is a citizen science experiment that aims to involve citizens in the training of an algorithm that allows us to design more livable cities. Through this experiment it is possible to translate the individual perceptions of many citizens about the habitability of cities into objective knowledge, reusable in urban planning. The relevance and innovation of the project is based on applying information and communication technologies to different transversal fields of knowledge, which have their common denominator in the city. The project develops a workflow based on public / open data and machine learning techniques to promote algorithmic transparency in data science and citizen participation with great social impact.</text:p>
          </table:table-cell>
          <table:table-cell office:value-type="string" table:style-name="ce1">
            <text:p>Spain</text:p>
          </table:table-cell>
          <table:table-cell office:value-type="string" table:style-name="ce1">
            <text:p>Local</text:p>
          </table:table-cell>
          <table:table-cell office:value-type="string" table:style-name="ce1">
            <text:p>http://merce.300000.eu/data2/informe_merce.pdf</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Misty II - Robot for elderly people</text:p>
          </table:table-cell>
          <table:table-cell office:value-type="string" table:style-name="ce1">
            <text:p>Twenty elderly people who live alone and already use services provided by the City Council‚Äôs Area for Social Rights are to be accompanied in their daily lives by the social robot Misty II. This is the start of a pilot project to analyse the usefulness of a project created for the challenge ‚ÄòImproving the quality of life of senior citizens through technology‚Äô, launched by the Barcelona Mobile World Capital Foundation. Users will be selected to live with a robot during a trial period. The pilot aims to discover to which extent the quality of life for senior citizens can be improved through assistance with a social robot, by, for example, reducing isolation, monitoring their health, preventing the forgetting of medicine or appointments. <text:s/>Additional information can be found at these links: https://www.elespanol.com/invertia/disruptores-innovadores/autonomias/cataluna/20210223/misty-robot-facil-mayores-viven-solos-barcelona/560944535_0.amp.html; https://5gbarcelona.org/pilots/5g-emotional-robot/; <text:s/>https://docs.mistyrobotics.com/misty-ii/get-started/meet-misty/</text:p>
          </table:table-cell>
          <table:table-cell office:value-type="string" table:style-name="ce1">
            <text:p>Spain</text:p>
          </table:table-cell>
          <table:table-cell office:value-type="string" table:style-name="ce1">
            <text:p>Local</text:p>
          </table:table-cell>
          <table:table-cell office:value-type="string" table:style-name="ce1">
            <text:p>https://www.barcelona.cat/infobarcelona/en/tema/senior-citizens/misty-ii-the-social-robot-becomes-part-of-the-lives-of-twenty-senior-citizens_907645.html</text:p>
          </table:table-cell>
          <table:table-cell office:value-type="string" table:style-name="ce1">
            <text:p>Robotics and Automation</text:p>
          </table:table-cell>
          <table:table-cell office:value-type="string" table:style-name="ce1">
            <text:p>Social protection</text:p>
          </table:table-cell>
          <table:table-cell office:value-type="string" table:style-name="ce1">
            <text:p>Old age.</text:p>
          </table:table-cell>
          <table:table-cell table:number-columns-repeated="16376"/>
        </table:table-row>
        <table:table-row table:style-name="ro1">
          <table:table-cell office:value-type="string" table:style-name="ce1">
            <text:p>Robots - Testing <text:s/>Covid-19</text:p>
          </table:table-cell>
          <table:table-cell office:value-type="string" table:style-name="ce1">
            <text:p>The Spanish authorities are planning to use robots to automate tests for the Covid- 19 coronavirus, in order to test up to 80 000 people per day. Four robots will be bought to execute these tests.<text:s/></text:p>
          </table:table-cell>
          <table:table-cell office:value-type="string" table:style-name="ce1">
            <text:p>Spain</text:p>
          </table:table-cell>
          <table:table-cell office:value-type="string" table:style-name="ce1">
            <text:p>National</text:p>
          </table:table-cell>
          <table:table-cell office:value-type="string" table:style-name="ce1">
            <text:p>https://www.computerweekly.com/news/252480445/Coronavirus-Spain-to-use-Artificial-intelligence-to-automate-testing</text:p>
          </table:table-cell>
          <table:table-cell office:value-type="string" table:style-name="ce1">
            <text:p>Machine learning</text:p>
          </table:table-cell>
          <table:table-cell office:value-type="string" table:style-name="ce1">
            <text:p>Health</text:p>
          </table:table-cell>
          <table:table-cell office:value-type="string" table:style-name="ce1">
            <text:p>Medical products, appliances and equipment.</text:p>
          </table:table-cell>
          <table:table-cell table:number-columns-repeated="16376"/>
        </table:table-row>
        <table:table-row table:style-name="ro1">
          <table:table-cell office:value-type="string" table:style-name="ce1">
            <text:p>VeriPol - Detect false police reports</text:p>
          </table:table-cell>
          <table:table-cell office:value-type="string" table:style-name="ce1">
            <text:p>The filing of fake police reports is quite common in Spain, especially for low level crimes. This practice is regarded as quite troublesome, as it can bring significant consequences for individuals, wasting valuable police resources and is often used in combination with other fraudulent behaviour. Recently, the Spanish national police have adopted the VeriPol, an AI system in order to detect false police reports. The system was designed to be integrated into the existing Spanish National Police information system called SIDENPOL, allowing for easier use and integration into existing work practices. Its development was the result of a collaborative project between the University of Cardiff, the Charles III University of Madrid and the Spanish National Police. The database of police reports was made available for the researchers of the universitie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 For example, pilot studies found that false police reports are more likely to include shorter statements, focused on the objects which were stolen and lacking details. Following the development, the system was tested in pilot situations in both the police department of Malaga and Murcia. These pilots have been regarded as successful because an increase in the number of false reports was detected. Furthermore, an anonymous survey among the staff showed that the VeriPol system was useful, easy to use but should include more functionalities to detect other forms of crime. Now the system has been rolled out for use by all the departments of the Spanish National Police. The expected impact of the use of the system is to both detect false reports early, leaving more police resources available to focus on other tasks and reports, while at the same time deterring people from filing fake statements in the first place. An additional benefit of the system is to gain more insights into how people lie to police officers as well as to gain more knowledge in detecting true and false police reports.<text:s/></text:p>
          </table:table-cell>
          <table:table-cell office:value-type="string" table:style-name="ce1">
            <text:p>Spain</text:p>
          </table:table-cell>
          <table:table-cell office:value-type="string" table:style-name="ce1">
            <text:p>National</text:p>
          </table:table-cell>
          <table:table-cell office:value-type="string" table:style-name="ce1">
            <text:p>https://www.sciencedirect.com/science/article/abs/pii/S095070511830128X</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VioGen - Forecast gender violence</text:p>
          </table:table-cell>
          <table:table-cell office:value-type="string" table:style-name="ce1">
            <text:p>The Spanish polices uses VioGen, an algorithm that assesses the risk faced by victims of gender violence. Based on two tests to assess the risk of complainants or victims already sentenced, VioG√©n determines a level of risk of aggression that entails a specific degree of police protection , both before and after the trial or even when it does not occur. The figures support its success: since the implementation of this tool a decade ago, the recurrence of attacks has decreased by 25% according to the latest data. And if, in a generic way, recidivism in other neighboring countries reaches 35%, in Spain it is already at 15%.<text:s/></text:p>
          </table:table-cell>
          <table:table-cell office:value-type="string" table:style-name="ce1">
            <text:p>Spain</text:p>
          </table:table-cell>
          <table:table-cell office:value-type="string" table:style-name="ce1">
            <text:p>National</text:p>
          </table:table-cell>
          <table:table-cell office:value-type="string" table:style-name="ce1">
            <text:p>https://algorithmwatch.org/en/viogen-algorithm-gender-violence/</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AIDA - Interpreting detailed plan provisions</text:p>
          </table:table-cell>
          <table:table-cell office:value-type="string" table:style-name="ce1">
            <text:p>In order to faster digitize Sweden's existing detail plans and get closer to a national plan database, the project will develop and implement an artificial intelligence in the work of interpreting detail plan regulations according to the National Board of Housing, Building and Planning's standard, faster digitize Sweden's existing detail plans and Creation of a national database. The goal is to reduce the digitization process by 20%, which would, taking into account all the detailed plans to be digitized, save several years of working time. In addition, both direct and indirect effects would contribute to Smart Built Environment's goals.<text:s text:c="2"/></text:p>
          </table:table-cell>
          <table:table-cell office:value-type="string" table:style-name="ce1">
            <text:p>Sweden</text:p>
          </table:table-cell>
          <table:table-cell office:value-type="string" table:style-name="ce1">
            <text:p>National</text:p>
          </table:table-cell>
          <table:table-cell office:value-type="string" table:style-name="ce1">
            <text:p>https://www.smartbuilt.se/projekt/innovationer-och-nya-tillaempningar/aida/</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capis - Prevention of heart- and lung-diseases</text:p>
          </table:table-cell>
          <table:table-cell office:value-type="string" table:style-name="ce1">
            <text:p>Prevention of heart- and lung-diseases. SCAPIS is the largest population study in Sweden within the cardiovascular and pulmonary system area. It is a world unique project that includes 30,000 patients and involves all six healthcare regions, university hospitals and a number of scientific players. The vision is to be able to individualize risk assessments as well as to prevent and postpone cardiovascular and pulmonary diseases in patients. SCAPIS, Swedish CArdioPulmonary bioImage Study, is a population study around cardiovascular, epidemic and genetic research, initiated by Swedish researchers in 2007. A pilot study was conducted in 2012 to ensure that the population study was possible to implement, and in 2014, the major SCAPIS study was initiated. G√∂ran Bergstr√∂m, professor in cardiovascular research at the Sahlgrenska Academy in Gothenburg, started working on the project in 2008 and is currently the head of the study.</text:p>
          </table:table-cell>
          <table:table-cell office:value-type="string" table:style-name="ce1">
            <text:p>Sweden</text:p>
          </table:table-cell>
          <table:table-cell office:value-type="string" table:style-name="ce1">
            <text:p>Regional</text:p>
          </table:table-cell>
          <table:table-cell office:value-type="string" table:style-name="ce1">
            <text:p>https://www.scapis.org/about/</text:p>
          </table:table-cell>
          <table:table-cell office:value-type="string" table:style-name="ce1">
            <text:p>Machine learning</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Skatti - Answering system about population registration and income tax return</text:p>
          </table:table-cell>
          <table:table-cell office:value-type="string" table:style-name="ce1">
            <text:p>Skatti answers general questions about population registration and the income tax return for private individuals. Skatti does not give answers to questions about, for example, ongoing or closed cases, or get help with information from the Swedish Tax Agency's register.</text:p>
          </table:table-cell>
          <table:table-cell office:value-type="string" table:style-name="ce1">
            <text:p>Sweden</text:p>
          </table:table-cell>
          <table:table-cell office:value-type="string" table:style-name="ce1">
            <text:p>National</text:p>
          </table:table-cell>
          <table:table-cell office:value-type="string" table:style-name="ce1">
            <text:p>https://www.skatteverket.se/omoss/kontaktaoss/chattamedvardigitalamedarbetare.4.2cf1b5cd163796a5c8b403b.html</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SKOSA - Interpreting medical information</text:p>
          </table:table-cell>
          <table:table-cell office:value-type="string" table:style-name="ce1">
            <text:p>The project, called Skosa, builds a general platform with a digital knowledge base with the help of various business experts such as doctors and other experts. It can then help administrators to analyze, structure and interpret medical information and use it in needs assessments.</text:p>
          </table:table-cell>
          <table:table-cell office:value-type="string" table:style-name="ce1">
            <text:p>Sweden</text:p>
          </table:table-cell>
          <table:table-cell office:value-type="string" table:style-name="ce1">
            <text:p>National</text:p>
          </table:table-cell>
          <table:table-cell office:value-type="string" table:style-name="ce1">
            <text:p>https://computersweden.idg.se/2.2683/1.720144/forsakringskassan-ai-stod</text:p>
          </table:table-cell>
          <table:table-cell office:value-type="string" table:style-name="ce1">
            <text:p>Machine learning</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Stockholm3 - Diagnosing prostate cancer</text:p>
          </table:table-cell>
          <table:table-cell office:value-type="string" table:style-name="ce1">
            <text:p>Artificial intelligence platform is capable of accurately diagnosing prostate cancer in tissue samples, offering the potential to speed up diagnostics and reduce costs for healthcare services The findings, published in The Lancet Oncology in December, suggest AI systems can be trained to detect and grade cancer in prostate needle biopsy samples with an accuracy rate equal to that of international prostate pathology experts. Furthermore, the study noted that the use of AI technology could help reduce the workload of oncologists by reducing the assessment of benign biopsies and by automating the task of measuring cancer length in positive biopsy cores, as well as providing a second opinion. in 2017, which is currently used in clinical practice in Sweden, Norway, Finland and Denmark.<text:s/></text:p>
          </table:table-cell>
          <table:table-cell office:value-type="string" table:style-name="ce1">
            <text:p>Sweden</text:p>
          </table:table-cell>
          <table:table-cell office:value-type="string" table:style-name="ce1">
            <text:p>Local</text:p>
          </table:table-cell>
          <table:table-cell office:value-type="string" table:style-name="ce1">
            <text:p>https://eithealth.eu/news-article/study-ai-system-effective-in-diagnosing-prostate-cancer/</text:p>
          </table:table-cell>
          <table:table-cell office:value-type="string" table:style-name="ce1">
            <text:p>Machine learning</text:p>
          </table:table-cell>
          <table:table-cell office:value-type="string" table:style-name="ce1">
            <text:p>Health</text:p>
          </table:table-cell>
          <table:table-cell office:value-type="string" table:style-name="ce1">
            <text:p>Hospital services.</text:p>
          </table:table-cell>
          <table:table-cell table:number-columns-repeated="16376"/>
        </table:table-row>
        <table:table-row table:style-name="ro1">
          <table:table-cell office:value-type="string" table:style-name="ce1">
            <text:p>Swedish Land Registry (SLR) - Fostering efficiency when dealing with land registry requests</text:p>
          </table:table-cell>
          <table:table-cell office:value-type="string" table:style-name="ce1">
            <text:p>The Swedish Land Registry (SLR) needed to increase their efficiency when dealing with land registry requests. They now use AI to read and modernise documents. Many old, handwritten documents cannot be digitised with ease as it is hard to read the tekst. AI assists in reading these documents.<text:s/></text:p>
          </table:table-cell>
          <table:table-cell office:value-type="string" table:style-name="ce1">
            <text:p>Sweden</text:p>
          </table:table-cell>
          <table:table-cell office:value-type="string" table:style-name="ce1">
            <text:p>National</text:p>
          </table:table-cell>
          <table:table-cell office:value-type="string" table:style-name="ce1">
            <text:p>https://www.gov.uk/government/case-studies/natural-language-processing-for-land-registry-documentation-in-sweden</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Tengai - Robot in recruitment processes</text:p>
          </table:table-cell>
          <table:table-cell office:value-type="string" table:style-name="ce1">
            <text:p>The Swedish municipality of Upplands-Bro has started experimenting with the robot Tengai in their recruitment processes since June 2019. Tengai is one of the first interviewer robots developed with the aim to make the recruitment process less biased than traditional interview practices would do. The robot is adopted by the recruitment and staffing agency of the municipality, which has already made their recruitment processes less biased. For the last 10 years already, the agency has not used resumes in their recruitment process and growingly taken an interest in data-driven recruitment tools. Consequently, having a physical robot was regarded as the next step in preventing biases in hiring decisions. The idea behind the use of the robot was to avoid that a human person was present at the beginning of the recruitment process in order to neutralise any psycho-social prejudices. The Tengai robot is the result of a collaboration between the municipality staff and the AI consultancy Furhat Robotics. After the Tengai robot was released, within a week, it was decided to adopt its services permanently. For the company this was also a first time, the municipal recruitment and staffing agency being their first public sector client. The Tengai robot is seen to complement the recruitment process nicely, having been designed not to perceive the age, gender, clothing, background or other looks of interviewed persons. The municipality is using Tengai to first identify candidates with the highest general performance score, in order to make a shortlist for future selections. Here, Tengai works in collaboration with existing staff, as the recruiters analyse competency checks and schedule an interview appointment with Tengai. The robot then conducts the interviews to assess the candidates by analysing their behaviours, problem-solving capacities and other skills. If needed, the robot is able to ask follow-up questions. The interviews are then analysed, combined with the competency scores. Tengai then makes a first selection of promising candidates. The recruiters of the municipality will conduct the final interview with candidates to assess their motivation. The first results following the adoption of the Tengai robot have been regarded as successful and brought significant media attention to the municipality due to the innovative approach to recruitment. According to one of the directors of the municipality, the Tengai robot has made the selection and hiring processes faster, cheaper and more unbiased, freeing up crucial resources to be spent on other tasks.<text:s text:c="2"/></text:p>
          </table:table-cell>
          <table:table-cell office:value-type="string" table:style-name="ce1">
            <text:p>Sweden</text:p>
          </table:table-cell>
          <table:table-cell office:value-type="string" table:style-name="ce1">
            <text:p>Local</text:p>
          </table:table-cell>
          <table:table-cell office:value-type="string" table:style-name="ce1">
            <text:p>https://www.upplands-bro.se/kommun--politik/om-kommunen/information-om-coronaviruset/nyheter-corona/2020-05-05-kommunen-tar-nasta-steg-i-fordomsfri-rekrytering-med-intervjuroboten-tengai.html</text:p>
          </table:table-cell>
          <table:table-cell office:value-type="string" table:style-name="ce1">
            <text:p>Audio processing</text:p>
          </table:table-cell>
          <table:table-cell office:value-type="string" table:style-name="ce1">
            <text:p>General public services</text:p>
          </table:table-cell>
          <table:table-cell office:value-type="string" table:style-name="ce1">
            <text:p>General public services n.e.c.</text:p>
          </table:table-cell>
          <table:table-cell table:number-columns-repeated="16376"/>
        </table:table-row>
        <table:table-row table:style-name="ro1">
          <table:table-cell office:value-type="string" table:style-name="ce1">
            <text:p>Trelleborg - Automated social welfare decisions</text:p>
          </table:table-cell>
          <table:table-cell office:value-type="string" table:style-name="ce1">
            <text:p>In the municipality of Trelleborg, AI technologies are used to automate various social assistance decisions since 2016. It was the first municipality to use Robotic Process Automation (RPA) to handle various applications on social assistance. At the moment, the automated decision making system is able to process applications for homecare, sickness benefits, unemployment benefits and taxes and has been regarded as a successful example for others to follow. Various other Swedish municipalities are exploring how to implement the Trelleborg model to gain access to the same kinds of benefits. Previously, employees had to manually assess the applications which took considerable amounts of time and costs. With more than 300 applications on social benefits in the municipality every month, citizens sometimes had to wait an average of 8 days on the decision on their welfare-payments, which sometimes leading up to 20 days. As a result of this waiting time, citizens would frequently contact the department about their applications, further increasing the workload of the staff. The decision to use AI to improve the welfare payment process was thought limit the waiting time and consequently various worries of payment delivery by citizens. <text:s/>Any rejected applications are still handled by people themselves. The automation of the welfare services was not possible if there was not already an online process for people to submit their welfare applications to. In 2015, Trelleborg was the first Swedish municipality to digitalize their administration on social benefits. Already 75% of the citizens used the online platform to access welfare payments which enabled significant data and information to automate this process with RPA technology. Without the data coming from the self-service portal, it would not have been possible to automate these processes. Valcon, a consultancy, helped to develop and implement the RPA platform. As a result of the automation process, the waiting time for citizens on their welfare applications has been significantly reduced. It has been mentioned that many case handling times for people in economically vulnerable situations has been reduced from 10 days to 1 day, with all financial assistance decisions done within 24 hours. In addition, two employees in the Trelleborg administration could be allocated to spend more time on other, value adding tasks such as handling more complex cases.<text:s text:c="3"/></text:p>
          </table:table-cell>
          <table:table-cell office:value-type="string" table:style-name="ce1">
            <text:p>Sweden</text:p>
          </table:table-cell>
          <table:table-cell office:value-type="string" table:style-name="ce1">
            <text:p>Local</text:p>
          </table:table-cell>
          <table:table-cell office:value-type="string" table:style-name="ce1">
            <text:p>https://valcon.com/insights/trelleborg-robotics-solution/</text:p>
          </table:table-cell>
          <table:table-cell office:value-type="string" table:style-name="ce1">
            <text:p>Automated reasoning</text:p>
          </table:table-cell>
          <table:table-cell office:value-type="string" table:style-name="ce1">
            <text:p>Social protection</text:p>
          </table:table-cell>
          <table:table-cell office:value-type="string" table:style-name="ce1">
            <text:p>Social exclusion n.e.c.</text:p>
          </table:table-cell>
          <table:table-cell table:number-columns-repeated="16376"/>
        </table:table-row>
        <table:table-row table:style-name="ro1">
          <table:table-cell office:value-type="string" table:style-name="ce1">
            <text:p>BFS - Plausibility check on quality and reliability of administrative data</text:p>
          </table:table-cell>
          <table:table-cell office:value-type="string" table:style-name="ce1">
            <text:p>This project intends to extend and accelerate the plausibility checks in the Federal Office for Statistics (BFS) using machine learning algorithms while increasing the data quality. Data that appears to be either clearly wrong or at least questionable will be sent back to the data providers with a request for correction or comment. Until now, such plausibility checks were mostly carried out in two different ways: either by manual controls or by automated procedures using limit values ‚Äã‚Äãand logical tests. This process of mutual plausi checks is very labor intensive. Machine learning can help to carry out the controls more quickly and more precisely.</text:p>
          </table:table-cell>
          <table:table-cell office:value-type="string" table:style-name="ce1">
            <text:p>Switzerland</text:p>
          </table:table-cell>
          <table:table-cell office:value-type="string" table:style-name="ce1">
            <text:p>National</text:p>
          </table:table-cell>
          <table:table-cell office:value-type="string" table:style-name="ce1">
            <text:p>https://www.experimental.bfs.admin.ch/expstat/de/home/innovative-datenwissenschaft/plausi.html</text:p>
          </table:table-cell>
          <table:table-cell office:value-type="string" table:style-name="ce1">
            <text:p>Machine learn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Chatbot - Offer residents and tourism better access to information and services from the administration</text:p>
          </table:table-cell>
          <table:table-cell office:value-type="string" table:style-name="ce1">
            <text:p>Using a prototype, the city of St.Gallen tested the potential and acceptance of a chatbot in order to offer residents and tourism better access to information and services from the administration. <text:s/>By the end of 2018, various topics had been mapped in the chatbot. This includes the event calendar, information on parking spaces, the query of mobility information, the use of eUmzugCH, the query of information on disposal and the input of feedback to the programmers. <text:s/>The implementation in its own software environment, more extensive dialog options, the connection to the residence confirmation, the debt enforcement register extract and the extension of the deadline in the area of ‚Äã‚Äãtaxes will take place in 2019. Linked to this is the public test of the chatbot and subsequently a revision based on the knowledge gained from the public test. <text:s text:c="3"/>The bot will be integrated in the urban app (mobileSG) and on the city's website towards the end of 2019. <text:s text:c="2"/>In addition to low-threshold access to basic administrative services, the chatbot project in particular made it possible to open up existing systems and specialist procedures and to provide interfaces for scalable use of the bot in other cities and municipalities.</text:p>
          </table:table-cell>
          <table:table-cell office:value-type="string" table:style-name="ce1">
            <text:p>Switzerland</text:p>
          </table:table-cell>
          <table:table-cell office:value-type="string" table:style-name="ce1">
            <text:p>Local</text:p>
          </table:table-cell>
          <table:table-cell office:value-type="string" table:style-name="ce1">
            <text:p>https://www.egovernment.ch/de/dokumentation/webpublikation/projekte/leistungen-fur-die-bevolkerung/chatbot-fur-die-offentliche-verwaltung/</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Chatbot - Security institution information, find the ones entitled to premium reductions</text:p>
          </table:table-cell>
          <table:table-cell office:value-type="string" table:style-name="ce1">
            <text:p>In the Canton of St. Gallen, a Chatbot has been developed in the social security institution (SVA) organization to provide information for citizens about their services<text:s/></text:p>
          </table:table-cell>
          <table:table-cell office:value-type="string" table:style-name="ce1">
            <text:p>Switzerland</text:p>
          </table:table-cell>
          <table:table-cell office:value-type="string" table:style-name="ce1">
            <text:p>Regional</text:p>
          </table:table-cell>
          <table:table-cell office:value-type="string" table:style-name="ce1">
            <text:p>https://www.leaderdigital.ch/news/sva-will-chatbot-angebot-ausbauen-2718.html<text:s/></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Maxi - Chatbot answering questions on insurance</text:p>
          </table:table-cell>
          <table:table-cell office:value-type="string" table:style-name="ce1">
            <text:p>The Social Insurance Aargau SVA has introduced the Maxi Chatbot in order to reduce the number of questions received daily. The chatbot can answer general questions without sensitive data content. In the future, all further emails should run through automated and intelligent (learning) triage and further processing. To do this, requests with personal data must be correctly triaged by the chatbot and, depending on the type of request, directly trigger a process on the specialist application. With the introduction of the "Maxi" chatbot, remedial measures were taken and mail inquiries reduced by around 30%.</text:p>
          </table:table-cell>
          <table:table-cell office:value-type="string" table:style-name="ce1">
            <text:p>Switzerland</text:p>
          </table:table-cell>
          <table:table-cell office:value-type="string" table:style-name="ce1">
            <text:p>Regional</text:p>
          </table:table-cell>
          <table:table-cell office:value-type="string" table:style-name="ce1">
            <text:p>https://www.previon.ch/projekte/maxi-der-clevere-chatbot-der-sva-aargau</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NOGAuto - Assign or control codes to companies for economic activities<text:s/></text:p>
          </table:table-cell>
          <table:table-cell office:value-type="string" table:style-name="ce1">
            <text:p>The employees responsible for the NOGA coding assign or control the codes of the economic activity of the companies based on the available information (input from surveys, description of the economic activity in the commercial register, etc.). This is inevitably coupled with a human and therefore subjective interpretation of the available information, which makes standardized coding difficult. There is the need to develop a tool that can automatically assign the corresponding NOGA codes to the companies registered in the BUR. With automatic coding, at least the same or even higher quality should be achieved than with the current manual coding by the NOGA Group.</text:p>
          </table:table-cell>
          <table:table-cell office:value-type="string" table:style-name="ce1">
            <text:p>Switzerland</text:p>
          </table:table-cell>
          <table:table-cell office:value-type="string" table:style-name="ce1">
            <text:p>National</text:p>
          </table:table-cell>
          <table:table-cell office:value-type="string" table:style-name="ce1">
            <text:p>https://www.experimental.bfs.admin.ch/expstat/en/home/innovation-data-science/nogauto.html</text:p>
          </table:table-cell>
          <table:table-cell office:value-type="string" table:style-name="ce1">
            <text:p>Machine learning</text:p>
          </table:table-cell>
          <table:table-cell office:value-type="string" table:style-name="ce1">
            <text:p>Economic affairs</text:p>
          </table:table-cell>
          <table:table-cell office:value-type="string" table:style-name="ce1">
            <text:p>R&amp;D economic affairs</text:p>
          </table:table-cell>
          <table:table-cell table:number-columns-repeated="16376"/>
        </table:table-row>
        <table:table-row table:style-name="ro1">
          <table:table-cell office:value-type="string" table:style-name="ce1">
            <text:p>Refugees - Assigning asylum seekers</text:p>
          </table:table-cell>
          <table:table-cell office:value-type="string" table:style-name="ce1">
            <text:p>Switzerland is embracing innovation in its response to the global refugee crisis. Beginning this fall, the Swiss State Secretariat for Migration will test a new, data-driven method for assigning asylum seekers to cantons across the country. Asylum seekers in the pilot program will be assessed by an algorithm designed to maximize their chances of finding a job. <text:s/>The algorithm will allow officials to send individuals to the canton that best fits their profile, rather than allocate them randomly, as under the current system. The program will then follow these asylum seekers over the next several years, comparing their employment rates to those of others who entered the country at the same time. It will include two thousand people, half placed in cantons with the guidance of the algorithm and half placed randomly. <text:s/>The algorithm‚Äôs recommendations take into account constraints such as the limited space in a canton, and placement officials make the final decision in each case. The placement algorithm was developed by the Immigration Policy Lab (IPL), which has branches at Stanford University and ETH Zurich, and an affiliated researcher from Dartmouth College. IPL researchers aimed to give countries around the world a tool to improve refugee integration that could easily be implemented, at low cost and without overhauling their existing systems. Their first step: harnessing many years of underused data on refugees and their outcomes.<text:s/></text:p>
          </table:table-cell>
          <table:table-cell office:value-type="string" table:style-name="ce1">
            <text:p>Switzerland</text:p>
          </table:table-cell>
          <table:table-cell office:value-type="string" table:style-name="ce1">
            <text:p>National</text:p>
          </table:table-cell>
          <table:table-cell office:value-type="string" table:style-name="ce1">
            <text:p>https://www.srf.ch/news/schweiz/jobs-fuer-fluechtlinge-algorithmus-verteilt-neu-asylbewerber-auf-kantone</text:p>
          </table:table-cell>
          <table:table-cell office:value-type="string" table:style-name="ce1">
            <text:p>Optimisation</text:p>
          </table:table-cell>
          <table:table-cell office:value-type="string" table:style-name="ce1">
            <text:p>Public order and safety</text:p>
          </table:table-cell>
          <table:table-cell office:value-type="string" table:style-name="ce1">
            <text:p>Public order and safety n.e.c.</text:p>
          </table:table-cell>
          <table:table-cell table:number-columns-repeated="16376"/>
        </table:table-row>
        <table:table-row table:style-name="ro1">
          <table:table-cell office:value-type="string" table:style-name="ce1">
            <text:p>Amelia - Chatbot helping local residents find city services</text:p>
          </table:table-cell>
          <table:table-cell office:value-type="string" table:style-name="ce1">
            <text:p>Amid budget cuts, the Enfield Council in North London emploies Amelia, an avatar and chatbot personal assistant from IPsoft. Amelia uses artificial intelligence, machine-learning algorithms, and a natural language processor to help local residents find city services.<text:s/></text:p>
          </table:table-cell>
          <table:table-cell office:value-type="string" table:style-name="ce1">
            <text:p>United Kingdom</text:p>
          </table:table-cell>
          <table:table-cell office:value-type="string" table:style-name="ce1">
            <text:p>Local</text:p>
          </table:table-cell>
          <table:table-cell office:value-type="string" table:style-name="ce1">
            <text:p>https://www.ukauthority.com/articles/enfield-joins-microsoft-in-citizenbot-project/</text:p>
          </table:table-cell>
          <table:table-cell office:value-type="string" table:style-name="ce1">
            <text:p>Natural language processing</text:p>
          </table:table-cell>
          <table:table-cell office:value-type="string" table:style-name="ce1">
            <text:p>General public services</text:p>
          </table:table-cell>
          <table:table-cell office:value-type="string" table:style-name="ce1">
            <text:p>Executive and legislative organs, financial and fiscal affairs, external affairs.</text:p>
          </table:table-cell>
          <table:table-cell table:number-columns-repeated="16376"/>
        </table:table-row>
        <table:table-row table:style-name="ro1">
          <table:table-cell office:value-type="string" table:style-name="ce1">
            <text:p>Babylon - Health interactive symptom checker</text:p>
          </table:table-cell>
          <table:table-cell office:value-type="string" table:style-name="ce1">
            <text:p>Babylon's interactive symptom checker asks you questions to analyse your condition. Babylon's AI system has been created by experienced doctors and scientists using the latest advances in deep-learning. Much more than a searchable database, it assesses known symptoms and risk factors to provide informed, up-to-date medical information.</text:p>
          </table:table-cell>
          <table:table-cell office:value-type="string" table:style-name="ce1">
            <text:p>United Kingdom</text:p>
          </table:table-cell>
          <table:table-cell office:value-type="string" table:style-name="ce1">
            <text:p>National</text:p>
          </table:table-cell>
          <table:table-cell office:value-type="string" table:style-name="ce1">
            <text:p>https://www.babylonhealth.com/</text:p>
          </table:table-cell>
          <table:table-cell office:value-type="string" table:style-name="ce1">
            <text:p>Machine learning</text:p>
          </table:table-cell>
          <table:table-cell office:value-type="string" table:style-name="ce1">
            <text:p>Health</text:p>
          </table:table-cell>
          <table:table-cell office:value-type="string" table:style-name="ce1">
            <text:p>Medical products, appliances and equipment.</text:p>
          </table:table-cell>
          <table:table-cell table:number-columns-repeated="16376"/>
        </table:table-row>
        <table:table-row table:style-name="ro1">
          <table:table-cell office:value-type="string" table:style-name="ce1">
            <text:p>DVSA MOT - <text:s/>Intelligent, data-driven approach to better target Driver and Vehicle Standards Agency (DVSA) resources</text:p>
          </table:table-cell>
          <table:table-cell office:value-type="string" table:style-name="ce1">
            <text:p>The Driver and Vehicle Standards Agency (DVSA) wanted to use a more intelligent, data-driven approach to better target their resources and ensure annual inspection (MOT) standards remained high.</text:p>
          </table:table-cell>
          <table:table-cell office:value-type="string" table:style-name="ce1">
            <text:p>United Kingdom</text:p>
          </table:table-cell>
          <table:table-cell office:value-type="string" table:style-name="ce1">
            <text:p>National</text:p>
          </table:table-cell>
          <table:table-cell office:value-type="string" table:style-name="ce1">
            <text:p>https://www.gov.uk/government/case-studies/how-the-department-for-transport-used-ai-to-improve-mot-testing</text:p>
          </table:table-cell>
          <table:table-cell office:value-type="string" table:style-name="ce1">
            <text:p>Machine learning</text:p>
          </table:table-cell>
          <table:table-cell office:value-type="string" table:style-name="ce1">
            <text:p>Economic affairs</text:p>
          </table:table-cell>
          <table:table-cell office:value-type="string" table:style-name="ce1">
            <text:p>Transport</text:p>
          </table:table-cell>
          <table:table-cell table:number-columns-repeated="16376"/>
        </table:table-row>
        <table:table-row table:style-name="ro1">
          <table:table-cell office:value-type="string" table:style-name="ce1">
            <text:p>EHPS - Early help profiling system to identify children and families considered vulnerable</text:p>
          </table:table-cell>
          <table:table-cell office:value-type="string" table:style-name="ce1">
            <text:p>A predictive system called the "Early Help Profiling System (EHPS)" used in Hackney County (London), which uses data from a variety of different sources to identify children and families considered vulnerable and at risk of child abuse to the municipality. The data includes statistics from different government agencies, such as school attendance, housing information, economic indicators, and others. This allows early intervention to these families, avoiding the occurrence of a crisis with more expensive follow-up actions. <text:s text:c="2"/>Each month, the social workers team gets a list of 20 families who are of high risk and unknown to the social workers at that time. Social workers then decide based on the information to conduct an early intervention, such as support from a child centre or a health assessment. It has been reported that the model had a high accuracy, with more than 80% of the risk alerts deemed valid, despite challenges with continuous updating of some data sources. The system was expected to help councils save around one million euro per year by having early, targeted interventions. However, the system was heavily criticized. The nature of the data collection and the risk assessment was very opaque as data is processed by a private company, leading to concerns by citizens. Those whose data was used were not informed and it was kept a secret which indicators were to determine the risks, since a private company was responsible for the development and argued that the information was commercially sensitive. Others noticed that the system was only put in place to cope with the austerity measures put in place, as the system was advertised to maximize payments from the Troubled Families programme. <text:s/>Now Hackney Council stopped working with the programme as it did not realise the expected benefits.</text:p>
          </table:table-cell>
          <table:table-cell office:value-type="string" table:style-name="ce1">
            <text:p>United Kingdom</text:p>
          </table:table-cell>
          <table:table-cell office:value-type="string" table:style-name="ce1">
            <text:p>Local</text:p>
          </table:table-cell>
          <table:table-cell office:value-type="string" table:style-name="ce1">
            <text:p>https://www.hackneycitizen.co.uk/2018/10/18/council-360k-xantura-software-profiles-troubled-families/</text:p>
          </table:table-cell>
          <table:table-cell office:value-type="string" table:style-name="ce1">
            <text:p>Machine learning</text:p>
          </table:table-cell>
          <table:table-cell office:value-type="string" table:style-name="ce1">
            <text:p>Health</text:p>
          </table:table-cell>
          <table:table-cell office:value-type="string" table:style-name="ce1">
            <text:p>Family and children.</text:p>
          </table:table-cell>
          <table:table-cell table:number-columns-repeated="16376"/>
        </table:table-row>
        <table:table-row table:style-name="ro1">
          <table:table-cell office:value-type="string" table:style-name="ce1">
            <text:p>HART - Assessment risk tool, predictive policing based on person data</text:p>
          </table:table-cell>
          <table:table-cell office:value-type="string" table:style-name="ce1">
            <text:p>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text:s/></text:p>
          </table:table-cell>
          <table:table-cell office:value-type="string" table:style-name="ce1">
            <text:p>United Kingdom</text:p>
          </table:table-cell>
          <table:table-cell office:value-type="string" table:style-name="ce1">
            <text:p>National</text:p>
          </table:table-cell>
          <table:table-cell office:value-type="string" table:style-name="ce1">
            <text:p>https://www.tandfonline.com/doi/pdf/10.1080/13600834.2018.1458455</text:p>
          </table:table-cell>
          <table:table-cell office:value-type="string" table:style-name="ce1">
            <text:p>Machine learning</text:p>
          </table:table-cell>
          <table:table-cell office:value-type="string" table:style-name="ce1">
            <text:p>Public order and safety</text:p>
          </table:table-cell>
          <table:table-cell office:value-type="string" table:style-name="ce1">
            <text:p>Police Services</text:p>
          </table:table-cell>
          <table:table-cell table:number-columns-repeated="16376"/>
        </table:table-row>
        <table:table-row table:style-name="ro1">
          <table:table-cell office:value-type="string" table:style-name="ce1">
            <text:p>TravelBot - Chatbot for travel information</text:p>
          </table:table-cell>
          <table:table-cell office:value-type="string" table:style-name="ce1">
            <text:p>The new social media tool, which is powered by artificial intelligence, can "chat" with customers using Messenger and instantly tell them when their bus is due to arrive, provide service updates and Tube maps. The TravelBot can also link direct to a customer service agent, making customer service queries easier than ever.</text:p>
          </table:table-cell>
          <table:table-cell office:value-type="string" table:style-name="ce1">
            <text:p>United Kingdom</text:p>
          </table:table-cell>
          <table:table-cell office:value-type="string" table:style-name="ce1">
            <text:p>Local</text:p>
          </table:table-cell>
          <table:table-cell office:value-type="string" table:style-name="ce1">
            <text:p>https://tfl.gov.uk/info-for/media/press-releases/2017/june/tfl-launches-new-social-media-travelb</text:p>
          </table:table-cell>
          <table:table-cell office:value-type="string" table:style-name="ce1">
            <text:p>Natural language processing</text:p>
          </table:table-cell>
          <table:table-cell office:value-type="string" table:style-name="ce1">
            <text:p>Economic affairs</text:p>
          </table:table-cell>
          <table:table-cell office:value-type="string" table:style-name="ce1">
            <text:p>General economic, commercial and labour affair</text:p>
          </table:table-cell>
          <table:table-cell table:number-columns-repeated="16376"/>
        </table:table-row>
        <table:table-row table:number-rows-repeated="1048432" table:style-name="ro1">
          <table:table-cell table:number-columns-repeated="16384"/>
        </table:table-row>
        <table:named-expressions>
          <table:named-range table:name="Export_JRC_Data_Catalogue" table:cell-range-address="Sheet1.$A$1:Sheet1.$H$144"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meta:initial-creator>Microsoft Office User</meta:initial-creator>
    <dc:creator>Microsoft Office User</dc:creator>
    <meta:creation-date>2021-06-30T12:58:52Z</meta:creation-date>
    <dc:date>2021-06-30T13:01:06Z</dc:date>
  </office:meta>
</office:document-meta>
</file>